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05300" officeooo:paragraph-rsid="00105300" style:font-size-asian="10pt" style:font-size-complex="10pt"/>
    </style:style>
    <style:style style:name="P2" style:family="paragraph" style:parent-style-name="Standard">
      <style:text-properties fo:font-size="10pt" officeooo:rsid="0010b75b" officeooo:paragraph-rsid="0010b75b" style:font-size-asian="10pt" style:font-size-complex="10pt"/>
    </style:style>
    <style:style style:name="P3" style:family="paragraph" style:parent-style-name="Standard">
      <style:text-properties fo:font-size="10pt" officeooo:paragraph-rsid="0008d3ea" style:font-size-asian="10pt" style:font-size-complex="10pt"/>
    </style:style>
    <style:style style:name="P4" style:family="paragraph" style:parent-style-name="Standard">
      <style:text-properties fo:font-size="10pt" officeooo:rsid="0008d3ea" officeooo:paragraph-rsid="0008d3ea" style:font-size-asian="10pt" style:font-size-complex="10pt"/>
    </style:style>
    <style:style style:name="P5" style:family="paragraph" style:parent-style-name="Standard">
      <style:text-properties fo:font-size="10pt" officeooo:rsid="000de2dd" officeooo:paragraph-rsid="000de2dd" style:font-size-asian="10pt" style:font-size-complex="10pt"/>
    </style:style>
    <style:style style:name="P6" style:family="paragraph" style:parent-style-name="Standard">
      <style:text-properties officeooo:paragraph-rsid="000de2dd"/>
    </style:style>
    <style:style style:name="P7" style:family="paragraph" style:parent-style-name="Standard">
      <style:text-properties fo:color="#000000" style:font-name="Consolas" fo:font-size="10pt" officeooo:rsid="000de2dd" officeooo:paragraph-rsid="000de2dd" style:font-size-asian="10pt" style:font-size-complex="10pt"/>
    </style:style>
    <style:style style:name="P8" style:family="paragraph" style:parent-style-name="Standard">
      <style:text-properties fo:color="#000000" style:font-name="Consolas" fo:font-size="10pt" officeooo:rsid="000e0c2c" officeooo:paragraph-rsid="000e0c2c" style:font-size-asian="10pt" style:font-size-complex="10pt"/>
    </style:style>
    <style:style style:name="P9" style:family="paragraph" style:parent-style-name="Standard">
      <style:text-properties fo:color="#000000" style:font-name="Consolas" fo:font-size="10pt" officeooo:rsid="000f1b2e" officeooo:paragraph-rsid="000f1b2e" style:font-size-asian="10pt" style:font-size-complex="10pt"/>
    </style:style>
    <style:style style:name="P10" style:family="paragraph" style:parent-style-name="Standard">
      <style:text-properties fo:color="#000000" style:font-name="Consolas" fo:font-size="10pt" officeooo:rsid="001078b7" officeooo:paragraph-rsid="001078b7" style:font-size-asian="10pt" style:font-size-complex="10pt"/>
    </style:style>
    <style:style style:name="P11" style:family="paragraph" style:parent-style-name="Standard">
      <style:text-properties fo:color="#000000" style:font-name="Consolas" fo:font-size="10pt" officeooo:rsid="00121d8c" officeooo:paragraph-rsid="00121d8c" style:font-size-asian="10pt" style:font-size-complex="10pt"/>
    </style:style>
    <style:style style:name="P12" style:family="paragraph" style:parent-style-name="Standard">
      <style:text-properties fo:color="#000000" style:font-name="Consolas" fo:font-size="10pt" officeooo:rsid="0014c9ac" officeooo:paragraph-rsid="0014c9ac" style:font-size-asian="10pt" style:font-size-complex="10pt"/>
    </style:style>
    <style:style style:name="P13" style:family="paragraph" style:parent-style-name="Standard">
      <style:text-properties fo:color="#000000" style:font-name="Consolas" fo:font-size="10pt" officeooo:rsid="00189e9d" officeooo:paragraph-rsid="00189e9d" style:font-size-asian="10pt" style:font-size-complex="10pt"/>
    </style:style>
    <style:style style:name="P14" style:family="paragraph" style:parent-style-name="Standard">
      <style:text-properties officeooo:paragraph-rsid="000f1b2e"/>
    </style:style>
    <style:style style:name="P15" style:family="paragraph" style:parent-style-name="Standard">
      <style:text-properties officeooo:paragraph-rsid="0016b457"/>
    </style:style>
    <style:style style:name="P16" style:family="paragraph" style:parent-style-name="Standard">
      <style:text-properties officeooo:paragraph-rsid="0018dfa7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b9783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77ec1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00a716d" style:font-size-asian="10pt" style:font-size-complex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 style:font-size-complex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a716d" officeooo:paragraph-rsid="000a716d" style:font-size-asian="10pt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b9783" officeooo:paragraph-rsid="000b9783" style:font-size-asian="10pt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77ec1" officeooo:paragraph-rsid="00177ec1" style:font-size-asian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32" style:family="paragraph" style:parent-style-name="Standard">
      <style:text-properties fo:color="#000000" style:font-name="Consolas" fo:font-size="10pt" officeooo:rsid="0018dfa7" officeooo:paragraph-rsid="0018dfa7" style:font-size-asian="10pt" style:font-size-complex="10pt"/>
    </style:style>
    <style:style style:name="P33" style:family="paragraph" style:parent-style-name="Standard">
      <style:text-properties fo:color="#000000" style:font-name="Consolas" fo:font-size="10pt" officeooo:rsid="001ad493" officeooo:paragraph-rsid="001ad493" style:font-size-asian="10pt" style:font-size-complex="10pt"/>
    </style:style>
    <style:style style:name="P34" style:family="paragraph" style:parent-style-name="Standard">
      <style:text-properties fo:color="#000000" style:font-name="Consolas" fo:font-size="10pt" officeooo:rsid="001e9284" officeooo:paragraph-rsid="001e9284" style:font-size-asian="10pt" style:font-size-complex="10pt"/>
    </style:style>
    <style:style style:name="P35" style:family="paragraph" style:parent-style-name="Standard">
      <style:text-properties officeooo:paragraph-rsid="001d9804"/>
    </style:style>
    <style:style style:name="P36" style:family="paragraph" style:parent-style-name="Standard">
      <style:text-properties style:font-name="Consolas" fo:font-size="10pt" officeooo:paragraph-rsid="001e9284" style:font-size-asian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b961f" officeooo:paragraph-rsid="001b961f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cf938" officeooo:paragraph-rsid="001cf938"/>
    </style:style>
    <style:style style:name="T1" style:family="text">
      <style:text-properties officeooo:rsid="0010a12c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" fo:font-size="10pt" fo:font-weight="bold" style:font-size-asian="10pt" style:font-weight-asian="bold"/>
    </style:style>
    <style:style style:name="T4" style:family="text">
      <style:text-properties fo:color="#7f0055" style:font-name="Consolas" fo:font-size="10pt" fo:font-weight="bold" style:font-size-asian="10pt" style:font-weight-asian="bold" fo:background-color="#d4d4d4"/>
    </style:style>
    <style:style style:name="T5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6" style:family="text">
      <style:text-properties fo:color="#7f0055" style:font-name="Consolas" fo:font-weight="bold" style:font-weight-asian="bold"/>
    </style:style>
    <style:style style:name="T7" style:family="text">
      <style:text-properties fo:color="#7f0055" fo:font-weight="bold" style:font-weight-asian="bold"/>
    </style:style>
    <style:style style:name="T8" style:family="text">
      <style:text-properties fo:color="#7f0055" fo:font-weight="bold" style:font-weight-asian="bold"/>
    </style:style>
    <style:style style:name="T9" style:family="text">
      <style:text-properties fo:color="#000000" style:font-name="Consolas"/>
    </style:style>
    <style:style style:name="T10" style:family="text">
      <style:text-properties fo:color="#000000" style:font-name="Consolas" fo:font-size="10pt" style:font-size-asian="10pt"/>
    </style:style>
    <style:style style:name="T11" style:family="text">
      <style:text-properties fo:color="#000000" style:font-name="Consolas" fo:font-size="10pt" officeooo:rsid="000b9783" style:font-size-asian="10pt" style:font-size-complex="10pt"/>
    </style:style>
    <style:style style:name="T12" style:family="text">
      <style:text-properties fo:color="#000000" style:font-name="Consolas" fo:font-size="10pt" officeooo:rsid="000f1b2e" style:font-size-asian="10pt" style:font-size-complex="10pt"/>
    </style:style>
    <style:style style:name="T13" style:family="text">
      <style:text-properties fo:color="#000000" style:font-name="Consolas" fo:font-size="10pt" officeooo:rsid="0016b457" style:font-size-asian="10pt" style:font-size-complex="10pt"/>
    </style:style>
    <style:style style:name="T14" style:family="text">
      <style:text-properties fo:color="#000000" style:font-name="Consolas" fo:font-size="10pt" officeooo:rsid="0018dfa7" style:font-size-asian="10pt" style:font-size-complex="10pt"/>
    </style:style>
    <style:style style:name="T15" style:family="text">
      <style:text-properties fo:color="#000000" style:font-name="Consolas" fo:font-size="10pt" officeooo:rsid="001d9804" style:font-size-asian="10pt" style:font-size-complex="10pt"/>
    </style:style>
    <style:style style:name="T16" style:family="text">
      <style:text-properties fo:color="#000000" style:font-name="Consolas" fo:font-size="10pt" officeooo:rsid="00177ec1" style:font-size-asian="10pt"/>
    </style:style>
    <style:style style:name="T17" style:family="text">
      <style:text-properties fo:color="#000000" style:font-name="Consolas" fo:font-size="10pt" style:font-size-asian="10pt"/>
    </style:style>
    <style:style style:name="T18" style:family="text">
      <style:text-properties fo:color="#000000" style:font-name="Consolas" fo:font-size="10pt" style:font-size-asian="10pt" fo:background-color="#d4d4d4"/>
    </style:style>
    <style:style style:name="T19" style:family="text">
      <style:text-properties fo:color="#000000" style:font-name="Consolas" fo:font-size="10pt" fo:background-color="#d4d4d4" loext:char-shading-value="0" style:font-size-asian="10pt"/>
    </style:style>
    <style:style style:name="T20" style:family="text">
      <style:text-properties fo:color="#000000" style:font-name="Consolas" fo:font-size="10pt" fo:font-style="italic" style:font-size-asian="10pt" style:font-style-asian="italic"/>
    </style:style>
    <style:style style:name="T21" style:family="text">
      <style:text-properties fo:color="#000000" style:font-name="Consolas" fo:font-size="10pt" fo:font-style="italic" style:font-size-asian="10pt" style:font-style-asian="italic"/>
    </style:style>
    <style:style style:name="T22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23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24" style:family="text">
      <style:text-properties fo:color="#000000" style:font-name="Consolas" officeooo:rsid="000a716d"/>
    </style:style>
    <style:style style:name="T25" style:family="text">
      <style:text-properties fo:color="#000000" officeooo:rsid="001e9284" style:font-size-complex="10pt"/>
    </style:style>
    <style:style style:name="T26" style:family="text">
      <style:text-properties fo:color="#6a3e3e" style:font-name="Consolas"/>
    </style:style>
    <style:style style:name="T27" style:family="text">
      <style:text-properties fo:color="#6a3e3e" style:font-name="Consolas" fo:font-size="10pt" style:font-size-asian="10pt"/>
    </style:style>
    <style:style style:name="T28" style:family="text">
      <style:text-properties fo:color="#6a3e3e" style:font-name="Consolas" fo:font-size="10pt" style:font-size-asian="10pt"/>
    </style:style>
    <style:style style:name="T29" style:family="text">
      <style:text-properties fo:color="#6a3e3e" style:font-name="Consolas" fo:font-size="10pt" style:font-size-asian="10pt" fo:background-color="#d4d4d4"/>
    </style:style>
    <style:style style:name="T30" style:family="text">
      <style:text-properties fo:color="#6a3e3e" style:font-name="Consolas" fo:font-size="10pt" fo:background-color="#f0d8a8" loext:char-shading-value="0" style:font-size-asian="10pt"/>
    </style:style>
    <style:style style:name="T31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32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33" style:family="text">
      <style:text-properties fo:color="#3f7f5f" style:font-name="Consolas"/>
    </style:style>
    <style:style style:name="T34" style:family="text">
      <style:text-properties fo:color="#3f7f5f" style:font-name="Consolas" fo:font-size="10pt" style:font-size-asian="10pt"/>
    </style:style>
    <style:style style:name="T35" style:family="text">
      <style:text-properties fo:color="#3f7f5f" style:font-name="Consolas" fo:font-size="10pt" style:font-size-asian="10pt"/>
    </style:style>
    <style:style style:name="T36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37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38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39" style:family="text">
      <style:text-properties fo:color="#0000c0" style:font-name="Consolas" fo:font-size="10pt" style:font-size-asian="10pt"/>
    </style:style>
    <style:style style:name="T40" style:family="text">
      <style:text-properties fo:color="#0000c0" style:font-name="Consolas" fo:font-style="italic" fo:font-weight="bold" style:font-style-asian="italic" style:font-weight-asian="bold"/>
    </style:style>
    <style:style style:name="T41" style:family="text">
      <style:text-properties fo:color="#2a00ff" style:font-name="Consolas"/>
    </style:style>
    <style:style style:name="T42" style:family="text">
      <style:text-properties fo:color="#2a00ff" style:font-name="Consolas" fo:font-size="10pt" style:font-size-asian="10pt"/>
    </style:style>
    <style:style style:name="T43" style:family="text">
      <style:text-properties fo:color="#2a00ff" style:font-name="Consolas" fo:font-size="10pt" style:font-size-asian="10pt"/>
    </style:style>
    <style:style style:name="T44" style:family="text">
      <style:text-properties fo:color="#2a00ff" style:font-name="Consolas" fo:font-size="10pt" fo:background-color="#d4d4d4" loext:char-shading-value="0" style:font-size-asian="10pt"/>
    </style:style>
    <style:style style:name="T45" style:family="text">
      <style:text-properties officeooo:rsid="0008d3ea"/>
    </style:style>
    <style:style style:name="T46" style:family="text">
      <style:text-properties fo:color="#7f9fbf" style:font-name="Consolas" fo:font-size="10pt" fo:font-weight="bold" style:font-size-asian="10pt" style:font-weight-asian="bold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ofre runnning the code JVM checks for the exception, if something goes wrong it is going to have suitable CATCH blck</text:p>
      <text:p text:style-name="P1">Catch block manages exception</text:p>
      <text:p text:style-name="P1">after finding the error in TRY blck, jvm creates an obj called as EXCEPTION In catch blcok...If we dont get any exception in TRY AND CATCH blk <text:s/>still FINALLY blok will also gets excetud.</text:p>
      <text:p text:style-name="P1"><text:s/>If we dont get any exception in TRY blck, then the CATCH blk is automatically skipped but still finally blk wil get executed. <text:span text:style-name="T1">CATCH blk executes only when we have an error in TRY BLK/. We can implement multiples catches for a single TRY blk..At one time only one CATCH is being executed. TRY blk may have multiple exception. We can have only one FINALLY &amp; 1 TRY blck but we can have many catch blk.</text:span></text:p>
      <text:p text:style-name="P1"/>
      <text:p text:style-name="P2">We cant use any null refernce In java</text:p>
      <text:p text:style-name="P2"/>
      <text:p text:style-name="P2"/>
      <text:p text:style-name="P3"><text:span text:style-name="T45">1. </text:span><text:span text:style-name="T6">public</text:span><text:span text:style-name="T9"> </text:span><text:span text:style-name="T6">class</text:span><text:span text:style-name="T9"> UserCode </text:span></text:p>
      <text:p text:style-name="P23">{</text:p>
      <text:p text:style-name="P20"><text:span text:style-name="T9"><text:tab/></text:span><text:span text:style-name="T6">public</text:span><text:span text:style-name="T9"> </text:span><text:span text:style-name="T6">int</text:span><text:span text:style-name="T9"> divide(</text:span><text:span text:style-name="T6">int</text:span><text:span text:style-name="T9"> </text:span><text:span text:style-name="T26">a</text:span><text:span text:style-name="T9">,</text:span><text:span text:style-name="T6">int</text:span><text:span text:style-name="T9"> </text:span><text:span text:style-name="T26">b</text:span><text:span text:style-name="T9">)</text:span></text:p>
      <text:p text:style-name="P23"><text:tab/>{</text:p>
      <text:p text:style-name="P20"><text:span text:style-name="T9"><text:tab/><text:tab/></text:span><text:span text:style-name="T6">int</text:span><text:span text:style-name="T9"> </text:span><text:span text:style-name="T26">res</text:span><text:span text:style-name="T9">=0;</text:span></text:p>
      <text:p text:style-name="P20"><text:span text:style-name="T9"><text:tab/><text:tab/></text:span><text:span text:style-name="T33">/*</text:span></text:p>
      <text:p text:style-name="P27"><text:tab/><text:tab/> * WAP to accept two numbers ,divide a/b ,store it in res and return the result.</text:p>
      <text:p text:style-name="P27"><text:tab/><text:tab/> * there are chances that denominator can be zero.IF so handle the</text:p>
      <text:p text:style-name="P27"><text:tab/><text:tab/> * exception and display appropriate message and return the result.</text:p>
      <text:p text:style-name="P27"><text:tab/><text:tab/> * */</text:p>
      <text:p text:style-name="P20"><text:span text:style-name="T9"><text:tab/><text:tab/></text:span><text:span text:style-name="T6">try</text:span><text:span text:style-name="T9">{</text:span></text:p>
      <text:p text:style-name="P20"><text:span text:style-name="T9"><text:tab/><text:tab/><text:tab/></text:span><text:span text:style-name="T26">res</text:span><text:span text:style-name="T9">=</text:span><text:span text:style-name="T26">a</text:span><text:span text:style-name="T9">/</text:span><text:span text:style-name="T26">b</text:span><text:span text:style-name="T9">;<text:tab/></text:span></text:p>
      <text:p text:style-name="P23"><text:tab/><text:tab/>}</text:p>
      <text:p text:style-name="P20"><text:span text:style-name="T9"><text:tab/><text:tab/><text:tab/> </text:span><text:span text:style-name="T6">catch</text:span><text:span text:style-name="T9">(Exception </text:span><text:span text:style-name="T26">e</text:span><text:span text:style-name="T9">){</text:span></text:p>
      <text:p text:style-name="P20"><text:span text:style-name="T9"><text:tab/><text:tab/><text:tab/>System.</text:span><text:span text:style-name="T40">out</text:span><text:span text:style-name="T9">.println(</text:span><text:span text:style-name="T41">"Arithmetic Exception "</text:span><text:span text:style-name="T9">);</text:span></text:p>
      <text:p text:style-name="P23"><text:tab/><text:tab/>}</text:p>
      <text:p text:style-name="P20"><text:span text:style-name="T9"><text:tab/><text:tab/></text:span><text:span text:style-name="T6">return</text:span><text:span text:style-name="T9"> </text:span><text:span text:style-name="T26">res</text:span><text:span text:style-name="T9">;</text:span></text:p>
      <text:p text:style-name="P23"><text:tab/>}</text:p>
      <text:p text:style-name="P23">}</text:p>
      <text:p text:style-name="P23"/>
      <text:p text:style-name="P21"><text:span text:style-name="T24">2.</text:span><text:span text:style-name="T6">public</text:span><text:span text:style-name="T9"> </text:span><text:span text:style-name="T6">class</text:span><text:span text:style-name="T9"> UserCode </text:span></text:p>
      <text:p text:style-name="P23">{</text:p>
      <text:p text:style-name="P20"><text:span text:style-name="T9"><text:tab/></text:span><text:span text:style-name="T6">public</text:span><text:span text:style-name="T9"> </text:span><text:span text:style-name="T6">char</text:span><text:span text:style-name="T9"> fourthLetter(String </text:span><text:span text:style-name="T26">input</text:span><text:span text:style-name="T9">)</text:span></text:p>
      <text:p text:style-name="P23"><text:tab/>{</text:p>
      <text:p text:style-name="P20"><text:span text:style-name="T9"><text:tab/><text:tab/></text:span><text:span text:style-name="T6">char</text:span><text:span text:style-name="T9"> </text:span><text:span text:style-name="T26">ch</text:span><text:span text:style-name="T9">=</text:span><text:span text:style-name="T41">'z'</text:span><text:span text:style-name="T9">;</text:span></text:p>
      <text:p text:style-name="P20"><text:span text:style-name="T9"><text:tab/><text:tab/></text:span><text:span text:style-name="T33">/*</text:span></text:p>
      <text:p text:style-name="P27"><text:tab/><text:tab/> *WAP to accept a string and return the 4th letter of the string.</text:p>
      <text:p text:style-name="P27"><text:tab/><text:tab/> *If exception raises handle it and return the character 'z'</text:p>
      <text:p text:style-name="P27"><text:tab/><text:tab/> * */</text:p>
      <text:p text:style-name="P20"><text:span text:style-name="T9"><text:tab/><text:tab/></text:span><text:span text:style-name="T6">try</text:span><text:span text:style-name="T9">{<text:tab/><text:tab/></text:span></text:p>
      <text:p text:style-name="P20"><text:span text:style-name="T9"><text:tab/><text:tab/></text:span><text:span text:style-name="T26">ch</text:span><text:span text:style-name="T9">=</text:span><text:span text:style-name="T26">input</text:span><text:span text:style-name="T9">.charAt(3);</text:span></text:p>
      <text:p text:style-name="P23"><text:tab/><text:tab/>}</text:p>
      <text:p text:style-name="P20"><text:span text:style-name="T9"><text:tab/><text:tab/></text:span><text:span text:style-name="T6">catch</text:span><text:span text:style-name="T9">(Exception </text:span><text:span text:style-name="T26">e</text:span><text:span text:style-name="T9">)</text:span></text:p>
      <text:p text:style-name="P23"><text:tab/><text:tab/>{</text:p>
      <text:p text:style-name="P20"><text:span text:style-name="T9"><text:tab/><text:tab/><text:tab/>System.</text:span><text:span text:style-name="T40">out</text:span><text:span text:style-name="T9">.println(</text:span><text:span text:style-name="T41">"z"</text:span><text:span text:style-name="T9">);</text:span></text:p>
      <text:p text:style-name="P23"><text:tab/><text:tab/>}</text:p>
      <text:p text:style-name="P20"><text:span text:style-name="T9"><text:tab/><text:tab/></text:span><text:span text:style-name="T6">return</text:span><text:span text:style-name="T9"> </text:span><text:span text:style-name="T26">ch</text:span><text:span text:style-name="T9">;</text:span></text:p>
      <text:p text:style-name="P23"><text:tab/>}</text:p>
      <text:p text:style-name="P23">}</text:p>
      <text:p text:style-name="P24"/>
      <text:p text:style-name="P24"/>
      <text:p text:style-name="P18"><text:span text:style-name="T11">3.</text:span><text:span text:style-name="T2">public</text:span><text:span text:style-name="T10"> </text:span><text:span text:style-name="T2">class</text:span><text:span text:style-name="T10"> UserCode {</text:span></text:p>
      <text:p text:style-name="P17"><text:span text:style-name="T10"><text:tab/></text:span><text:span text:style-name="T2">public</text:span><text:span text:style-name="T10"> </text:span><text:span text:style-name="T2">int</text:span><text:span text:style-name="T10"> divide(</text:span><text:span text:style-name="T2">int</text:span><text:span text:style-name="T10"> </text:span><text:span text:style-name="T27">a</text:span><text:span text:style-name="T10">, </text:span><text:span text:style-name="T2">int</text:span><text:span text:style-name="T10"> </text:span><text:span text:style-name="T27">b</text:span><text:span text:style-name="T10"> ) </text:span><text:span text:style-name="T2">throws</text:span><text:span text:style-name="T10"> Exception{</text:span></text:p>
      <text:p text:style-name="P17"><text:span text:style-name="T10"><text:tab/><text:tab/></text:span><text:span text:style-name="T2">int</text:span><text:span text:style-name="T10"> </text:span><text:span text:style-name="T27">res</text:span><text:span text:style-name="T10"> = 0;</text:span></text:p>
      <text:p text:style-name="P17"><text:span text:style-name="T10"><text:tab/><text:tab/></text:span><text:span text:style-name="T34">/*</text:span></text:p>
      <text:p text:style-name="P28"><text:soft-page-break/><text:tab/><text:tab/> * WAP to accept two numbers ,divide a/b ,store it in res and return the</text:p>
      <text:p text:style-name="P17"><text:span text:style-name="T34"><text:tab/><text:tab/> * result. if the denominator is -</text:span><text:span text:style-name="T36">ve</text:span><text:span text:style-name="T34"> then throw the exception called NumOneIsNegativException.</text:span></text:p>
      <text:p text:style-name="P28"><text:s text:c="10"/>Note : Create <text:s/>a class with the name “NumOneIsNegativException”*/</text:p>
      <text:p text:style-name="P17"><text:span text:style-name="T10"><text:tab/></text:span><text:span text:style-name="T27">res</text:span><text:span text:style-name="T10">=</text:span><text:span text:style-name="T27">a</text:span><text:span text:style-name="T10">/</text:span><text:span text:style-name="T27">b</text:span><text:span text:style-name="T10">;</text:span></text:p>
      <text:p text:style-name="P17"><text:span text:style-name="T10"><text:tab/></text:span><text:span text:style-name="T2">if</text:span><text:span text:style-name="T10">(</text:span><text:span text:style-name="T27">b</text:span><text:span text:style-name="T10">&lt;0)</text:span></text:p>
      <text:p text:style-name="P26"><text:tab/>{</text:p>
      <text:p text:style-name="P17"><text:span text:style-name="T10"><text:tab/><text:tab/></text:span><text:span text:style-name="T2">throw</text:span><text:span text:style-name="T10"> </text:span><text:span text:style-name="T2">new</text:span><text:span text:style-name="T10"> Exception(</text:span><text:span text:style-name="T42">"NumOneIsNegativException"</text:span><text:span text:style-name="T10">);</text:span></text:p>
      <text:p text:style-name="P26"><text:tab/>}</text:p>
      <text:p text:style-name="P17"><text:span text:style-name="T10"><text:tab/> </text:span><text:span text:style-name="T2">return</text:span><text:span text:style-name="T10"> </text:span><text:span text:style-name="T27">res</text:span><text:span text:style-name="T10">;</text:span></text:p>
      <text:p text:style-name="P26"><text:tab/>}</text:p>
      <text:p text:style-name="P25">}</text:p>
      <text:p text:style-name="P25"/>
      <text:p text:style-name="P25">4.</text:p>
      <text:p text:style-name="P4"><text:span text:style-name="T6">public</text:span><text:span text:style-name="T9"> </text:span><text:span text:style-name="T6">class</text:span><text:span text:style-name="T9"> UserCode </text:span></text:p>
      <text:p text:style-name="P26">{</text:p>
      <text:p text:style-name="P17"><text:span text:style-name="T10"><text:tab/></text:span><text:span text:style-name="T2">public</text:span><text:span text:style-name="T10"> String verfiyAge(</text:span><text:span text:style-name="T2">int</text:span><text:span text:style-name="T10"> </text:span><text:span text:style-name="T27">age</text:span><text:span text:style-name="T10">) </text:span><text:span text:style-name="T2">throws</text:span><text:span text:style-name="T10"> </text:span><text:span text:style-name="T19">Exception</text:span><text:span text:style-name="T10"> </text:span></text:p>
      <text:p text:style-name="P26"><text:tab/>{</text:p>
      <text:p text:style-name="P17"><text:span text:style-name="T10"><text:tab/><text:tab/>String </text:span><text:span text:style-name="T31">res</text:span><text:span text:style-name="T10">=</text:span><text:span text:style-name="T2">null</text:span><text:span text:style-name="T10">;</text:span></text:p>
      <text:p text:style-name="P26"><text:tab/><text:tab/></text:p>
      <text:p text:style-name="P17"><text:span text:style-name="T10"><text:tab/><text:tab/></text:span><text:span text:style-name="T34">/*</text:span></text:p>
      <text:p text:style-name="P28"><text:tab/><text:tab/> * WAP to accept an age and if the age is less than 18 , raise</text:p>
      <text:p text:style-name="P28"><text:tab/><text:tab/> * an exception called AgeMinorException with custom message "Age is less than 18".</text:p>
      <text:p text:style-name="P28"><text:tab/><text:tab/> * else return "Age Verified".</text:p>
      <text:p text:style-name="P28"><text:tab/><text:tab/> * */</text:p>
      <text:p text:style-name="P26"><text:tab/><text:tab/></text:p>
      <text:p text:style-name="P17"><text:span text:style-name="T10"><text:tab/><text:tab/></text:span><text:span text:style-name="T2">if</text:span><text:span text:style-name="T10">(</text:span><text:span text:style-name="T27">age</text:span><text:span text:style-name="T10">&lt;18)</text:span></text:p>
      <text:p text:style-name="P26"><text:tab/><text:tab/>{</text:p>
      <text:p text:style-name="P17"><text:span text:style-name="T10"><text:tab/><text:tab/><text:tab/></text:span><text:span text:style-name="T5">throw</text:span><text:span text:style-name="T10"> </text:span><text:span text:style-name="T2">new</text:span><text:span text:style-name="T10"> Exception(</text:span><text:span text:style-name="T42">"Age is less than 18"</text:span><text:span text:style-name="T10">);</text:span></text:p>
      <text:p text:style-name="P26"><text:tab/><text:tab/>}</text:p>
      <text:p text:style-name="P17"><text:span text:style-name="T10"><text:tab/><text:tab/></text:span><text:span text:style-name="T2">return</text:span><text:span text:style-name="T10"> </text:span><text:span text:style-name="T42">"Age Verified"</text:span><text:span text:style-name="T10">;</text:span></text:p>
      <text:p text:style-name="P26"><text:tab/>}</text:p>
      <text:p text:style-name="P26">}</text:p>
      <text:p text:style-name="P4"/>
      <text:p text:style-name="P5">5.</text:p>
      <text:p text:style-name="P6"><text:span text:style-name="T2">public</text:span><text:span text:style-name="T10"> </text:span><text:span text:style-name="T2">class</text:span><text:span text:style-name="T10"> UserCode {</text:span></text:p>
      <text:p text:style-name="P17"><text:span text:style-name="T10"><text:tab/></text:span><text:span text:style-name="T2">public</text:span><text:span text:style-name="T10"> String verfiyAge(</text:span><text:span text:style-name="T2">int</text:span><text:span text:style-name="T10"> </text:span><text:span text:style-name="T27">age</text:span><text:span text:style-name="T10">) </text:span><text:span text:style-name="T2">throws</text:span><text:span text:style-name="T10"> Exception {</text:span></text:p>
      <text:p text:style-name="P17"><text:span text:style-name="T10"><text:tab/><text:tab/>String </text:span><text:span text:style-name="T31">res</text:span><text:span text:style-name="T10"> = </text:span><text:span text:style-name="T2">null</text:span><text:span text:style-name="T10">;</text:span></text:p>
      <text:p text:style-name="P17"><text:span text:style-name="T10"><text:tab/><text:tab/></text:span><text:span text:style-name="T34">/*</text:span></text:p>
      <text:p text:style-name="P28"><text:tab/><text:tab/> * WAP to accept an age and if the age is more than 90 , raise an</text:p>
      <text:p text:style-name="P28"><text:tab/><text:tab/> * exception called AgeExceededException with custom message</text:p>
      <text:p text:style-name="P28"><text:tab/><text:tab/> * "Age should not exceed 90". else return "Age Verified".</text:p>
      <text:p text:style-name="P28"><text:tab/><text:tab/> */</text:p>
      <text:p text:style-name="P22"/>
      <text:p text:style-name="P17"><text:span text:style-name="T10"><text:tab/><text:tab/></text:span><text:span text:style-name="T2">if</text:span><text:span text:style-name="T10">(</text:span><text:span text:style-name="T27">age</text:span><text:span text:style-name="T10">&gt;90)</text:span></text:p>
      <text:p text:style-name="P26"><text:tab/><text:tab/>{</text:p>
      <text:p text:style-name="P17"><text:span text:style-name="T10"><text:tab/><text:tab/><text:tab/></text:span><text:span text:style-name="T2">throw</text:span><text:span text:style-name="T10"> </text:span><text:span text:style-name="T2">new</text:span><text:span text:style-name="T10"> Exception(</text:span><text:span text:style-name="T42">"Age should not exceed 90"</text:span><text:span text:style-name="T10">);</text:span></text:p>
      <text:p text:style-name="P26"><text:tab/><text:tab/>}</text:p>
      <text:p text:style-name="P17"><text:span text:style-name="T10"><text:tab/><text:tab/></text:span><text:span text:style-name="T2">return</text:span><text:span text:style-name="T10"> </text:span><text:span text:style-name="T42">"Age Verified"</text:span><text:span text:style-name="T10">;</text:span></text:p>
      <text:p text:style-name="P22"/>
      <text:p text:style-name="P26"><text:tab/>}</text:p>
      <text:p text:style-name="P26">}</text:p>
      <text:p text:style-name="P7"/>
      <text:p text:style-name="P7"/>
      <text:p text:style-name="P8">6.</text:p>
      <text:p text:style-name="P8">import java.util.regex.Matcher;</text:p>
      <text:p text:style-name="P8">import java.util.regex.Pattern;</text:p>
      <text:p text:style-name="P8"><text:soft-page-break/></text:p>
      <text:p text:style-name="P8">public class UserCode </text:p>
      <text:p text:style-name="P8">{</text:p>
      <text:p text:style-name="P8"><text:tab/>public String validatePassword(String pass) </text:p>
      <text:p text:style-name="P8"><text:tab/>{</text:p>
      <text:p text:style-name="P8"><text:tab/><text:tab/>String s=null;</text:p>
      <text:p text:style-name="P8"><text:tab/><text:tab/>/*</text:p>
      <text:p text:style-name="P8"><text:tab/><text:tab/> * WAP to accept a password as argument and check for special characters in it.</text:p>
      <text:p text:style-name="P8"><text:tab/><text:tab/> * if not found raise a user defined exception PasswordWeakException with custom message</text:p>
      <text:p text:style-name="P8"><text:tab/><text:tab/> * "Password Too Weak" else return "Valid".</text:p>
      <text:p text:style-name="P8"><text:tab/><text:tab/> * */</text:p>
      <text:p text:style-name="P8"><text:tab/><text:tab/>try</text:p>
      <text:p text:style-name="P8"><text:tab/><text:tab/>{</text:p>
      <text:p text:style-name="P8"><text:tab/><text:tab/>pass = "((?=.*\\d)(?=.*[a-z])(?=.*[A-Z])(?=.*[@#$%]).{6,20})";</text:p>
      <text:p text:style-name="P8"><text:tab/><text:tab/>}</text:p>
      <text:p text:style-name="P8"><text:tab/><text:tab/>catch(Exception e)</text:p>
      <text:p text:style-name="P8"><text:tab/><text:tab/>{</text:p>
      <text:p text:style-name="P8"><text:tab/><text:tab/><text:tab/>System.out.println("Password Too Weak");</text:p>
      <text:p text:style-name="P8"><text:tab/><text:tab/><text:tab/>System.out.println(s);</text:p>
      <text:p text:style-name="P8"><text:tab/><text:tab/>}</text:p>
      <text:p text:style-name="P8"><text:tab/><text:tab/></text:p>
      <text:p text:style-name="P8"><text:tab/><text:tab/>return "Valid";</text:p>
      <text:p text:style-name="P8"><text:tab/><text:tab/>}</text:p>
      <text:p text:style-name="P8">}</text:p>
      <text:p text:style-name="P8"/>
      <text:p text:style-name="P8"/>
      <text:p text:style-name="P10">7.</text:p>
      <text:p text:style-name="P10"><text:span text:style-name="T7">public</text:span> <text:span text:style-name="T7">class</text:span> UserCode </text:p>
      <text:p text:style-name="P26">{</text:p>
      <text:p text:style-name="P17"><text:span text:style-name="T10"><text:tab/></text:span><text:span text:style-name="T2">public</text:span><text:span text:style-name="T10"> String validatePassword(String </text:span><text:span text:style-name="T27">pass</text:span><text:span text:style-name="T10">) </text:span><text:span text:style-name="T2">throws</text:span><text:span text:style-name="T10"> </text:span><text:span text:style-name="T19">Exception</text:span></text:p>
      <text:p text:style-name="P26"><text:tab/>{</text:p>
      <text:p text:style-name="P17"><text:span text:style-name="T10"><text:tab/><text:tab/>String </text:span><text:span text:style-name="T27">res</text:span><text:span text:style-name="T10">=</text:span><text:span text:style-name="T42">"Valid"</text:span><text:span text:style-name="T10">;</text:span></text:p>
      <text:p text:style-name="P26"><text:tab/><text:tab/> </text:p>
      <text:p text:style-name="P17"><text:span text:style-name="T10"><text:tab/><text:tab/></text:span><text:span text:style-name="T34">/*</text:span></text:p>
      <text:p text:style-name="P28"><text:tab/><text:tab/> * WAP to accept a password as argument and check for one digit and one upper case letter in it</text:p>
      <text:p text:style-name="P28"><text:tab/><text:tab/> * if not found raise a user defined exception PasswordWeakException with custom message</text:p>
      <text:p text:style-name="P28"><text:tab/><text:tab/> * "Password Too Weak" else return "Valid".</text:p>
      <text:p text:style-name="P28"><text:tab/><text:tab/> * */</text:p>
      <text:p text:style-name="P17"><text:span text:style-name="T10"><text:tab/><text:tab/></text:span><text:span text:style-name="T2">int</text:span><text:span text:style-name="T10"> </text:span><text:span text:style-name="T27">c1</text:span><text:span text:style-name="T10">=0, </text:span><text:span text:style-name="T27">c2</text:span><text:span text:style-name="T10">=0;</text:span></text:p>
      <text:p text:style-name="P17"><text:span text:style-name="T10"><text:tab/><text:tab/></text:span><text:span text:style-name="T2">for</text:span><text:span text:style-name="T10">(</text:span><text:span text:style-name="T2">int</text:span><text:span text:style-name="T10"> </text:span><text:span text:style-name="T27">i</text:span><text:span text:style-name="T10">=0;</text:span><text:span text:style-name="T27">i</text:span><text:span text:style-name="T10">&lt;</text:span><text:span text:style-name="T27">pass</text:span><text:span text:style-name="T10">.length();</text:span><text:span text:style-name="T27">i</text:span><text:span text:style-name="T10">++)</text:span></text:p>
      <text:p text:style-name="P26"><text:tab/><text:tab/>{</text:p>
      <text:p text:style-name="P17"><text:span text:style-name="T10"><text:tab/><text:tab/><text:tab/></text:span><text:span text:style-name="T2">char</text:span><text:span text:style-name="T10"> </text:span><text:span text:style-name="T27">c</text:span><text:span text:style-name="T10">=</text:span><text:span text:style-name="T27">pass</text:span><text:span text:style-name="T10">.charAt(</text:span><text:span text:style-name="T27">i</text:span><text:span text:style-name="T10">);</text:span></text:p>
      <text:p text:style-name="P17"><text:span text:style-name="T10"><text:tab/><text:tab/><text:tab/></text:span><text:span text:style-name="T2">if</text:span><text:span text:style-name="T10">(Character.</text:span><text:span text:style-name="T20">isDigit</text:span><text:span text:style-name="T10">(</text:span><text:span text:style-name="T27">c</text:span><text:span text:style-name="T10">))</text:span></text:p>
      <text:p text:style-name="P17"><text:span text:style-name="T10"><text:tab/><text:tab/><text:tab/><text:tab/></text:span><text:span text:style-name="T27">c1</text:span><text:span text:style-name="T10">++;</text:span></text:p>
      <text:p text:style-name="P17"><text:span text:style-name="T10"><text:tab/><text:tab/><text:tab/></text:span><text:span text:style-name="T2">if</text:span><text:span text:style-name="T10">(Character.</text:span><text:span text:style-name="T20">isUpperCase</text:span><text:span text:style-name="T10">(</text:span><text:span text:style-name="T27">c</text:span><text:span text:style-name="T10">))</text:span></text:p>
      <text:p text:style-name="P17"><text:span text:style-name="T10"><text:tab/><text:tab/><text:tab/><text:tab/></text:span><text:span text:style-name="T27">c2</text:span><text:span text:style-name="T10">++;</text:span></text:p>
      <text:p text:style-name="P26"><text:tab/><text:tab/>}</text:p>
      <text:p text:style-name="P17"><text:span text:style-name="T10"><text:tab/><text:tab/></text:span><text:span text:style-name="T2">if</text:span><text:span text:style-name="T10">(</text:span><text:span text:style-name="T27">c1</text:span><text:span text:style-name="T10">==1 &amp;&amp; </text:span><text:span text:style-name="T27">c2</text:span><text:span text:style-name="T10">==1)</text:span></text:p>
      <text:p text:style-name="P17"><text:span text:style-name="T10"><text:tab/><text:tab/><text:tab/></text:span><text:span text:style-name="T2">return</text:span><text:span text:style-name="T10"> </text:span><text:span text:style-name="T27">res</text:span><text:span text:style-name="T10">;</text:span></text:p>
      <text:p text:style-name="P17"><text:span text:style-name="T10"><text:tab/><text:tab/></text:span><text:span text:style-name="T2">else</text:span></text:p>
      <text:p text:style-name="P17"><text:span text:style-name="T10"><text:tab/><text:tab/><text:tab/></text:span><text:span text:style-name="T5">throw</text:span><text:span text:style-name="T10"> </text:span><text:span text:style-name="T2">new</text:span><text:span text:style-name="T10"> Exception(</text:span><text:span text:style-name="T42">"Password Too Weak"</text:span><text:span text:style-name="T10">);</text:span></text:p>
      <text:p text:style-name="P26"><text:tab/>}</text:p>
      <text:p text:style-name="P10">}</text:p>
      <text:p text:style-name="P8"/>
      <text:p text:style-name="P8"><text:soft-page-break/></text:p>
      <text:p text:style-name="P11">8.</text:p>
      <text:p text:style-name="P11"><text:span text:style-name="T7">public</text:span> <text:span text:style-name="T7">class</text:span> UserCode </text:p>
      <text:p text:style-name="P26">{</text:p>
      <text:p text:style-name="P17"><text:span text:style-name="T10"><text:tab/></text:span><text:span text:style-name="T2">public</text:span><text:span text:style-name="T10"> String validatePassword(String </text:span><text:span text:style-name="T27">pass</text:span><text:span text:style-name="T10">) </text:span><text:span text:style-name="T2">throws</text:span><text:span text:style-name="T10"> Exception</text:span></text:p>
      <text:p text:style-name="P26"><text:tab/>{</text:p>
      <text:p text:style-name="P17"><text:span text:style-name="T10"><text:tab/><text:tab/>String </text:span><text:span text:style-name="T27">res</text:span><text:span text:style-name="T10">=</text:span><text:span text:style-name="T42">"Valid"</text:span><text:span text:style-name="T10">;</text:span></text:p>
      <text:p text:style-name="P17"><text:span text:style-name="T10"><text:tab/><text:tab/><text:tab/><text:tab/></text:span><text:span text:style-name="T34">/*</text:span></text:p>
      <text:p text:style-name="P28"><text:tab/><text:tab/> * WAP to accept a password as argument and check for one digit and one upper case letter in it.</text:p>
      <text:p text:style-name="P28"><text:tab/><text:tab/> * If the Upper Case letter not found raise a user defined exception NoUppercaseException with custom message</text:p>
      <text:p text:style-name="P28"><text:tab/><text:tab/> * "Upper Case Not Found".</text:p>
      <text:p text:style-name="P28"><text:tab/><text:tab/> * If the Digit is not found raise a user defined exception NoDigitException with custom message</text:p>
      <text:p text:style-name="P28"><text:tab/><text:tab/> * "Digit Not Found".</text:p>
      <text:p text:style-name="P28"><text:tab/><text:tab/> * Else return "Valid"*/</text:p>
      <text:p text:style-name="P17"><text:span text:style-name="T10"><text:tab/> <text:s/><text:tab/><text:tab/></text:span><text:span text:style-name="T2">int</text:span><text:span text:style-name="T10"> </text:span><text:span text:style-name="T27">c1</text:span><text:span text:style-name="T10">=0, </text:span><text:span text:style-name="T27">c2</text:span><text:span text:style-name="T10">=0;</text:span></text:p>
      <text:p text:style-name="P17"><text:span text:style-name="T10"><text:tab/><text:tab/><text:tab/></text:span><text:span text:style-name="T2">for</text:span><text:span text:style-name="T10">(</text:span><text:span text:style-name="T2">int</text:span><text:span text:style-name="T10"> </text:span><text:span text:style-name="T27">i</text:span><text:span text:style-name="T10">=0;</text:span><text:span text:style-name="T27">i</text:span><text:span text:style-name="T10">&lt;</text:span><text:span text:style-name="T27">pass</text:span><text:span text:style-name="T10">.length();</text:span><text:span text:style-name="T27">i</text:span><text:span text:style-name="T10">++)</text:span></text:p>
      <text:p text:style-name="P26"><text:tab/><text:tab/><text:tab/>{</text:p>
      <text:p text:style-name="P17"><text:span text:style-name="T10"><text:tab/><text:tab/><text:tab/><text:tab/></text:span><text:span text:style-name="T2">char</text:span><text:span text:style-name="T10"> </text:span><text:span text:style-name="T27">c</text:span><text:span text:style-name="T10">=</text:span><text:span text:style-name="T27">pass</text:span><text:span text:style-name="T10">.charAt(</text:span><text:span text:style-name="T27">i</text:span><text:span text:style-name="T10">);</text:span></text:p>
      <text:p text:style-name="P17"><text:span text:style-name="T10"><text:tab/><text:tab/><text:tab/><text:tab/></text:span><text:span text:style-name="T2">if</text:span><text:span text:style-name="T10">(Character.</text:span><text:span text:style-name="T20">isDigit</text:span><text:span text:style-name="T10">(</text:span><text:span text:style-name="T27">c</text:span><text:span text:style-name="T10">))</text:span></text:p>
      <text:p text:style-name="P17"><text:span text:style-name="T10"><text:tab/><text:tab/><text:tab/><text:tab/><text:tab/></text:span><text:span text:style-name="T27">c1</text:span><text:span text:style-name="T10">++;</text:span></text:p>
      <text:p text:style-name="P17"><text:span text:style-name="T10"><text:tab/><text:tab/><text:tab/><text:tab/></text:span><text:span text:style-name="T2">if</text:span><text:span text:style-name="T10">(Character.</text:span><text:span text:style-name="T20">isUpperCase</text:span><text:span text:style-name="T10">(</text:span><text:span text:style-name="T27">c</text:span><text:span text:style-name="T10">))</text:span></text:p>
      <text:p text:style-name="P17"><text:span text:style-name="T10"><text:tab/><text:tab/><text:tab/><text:tab/><text:tab/></text:span><text:span text:style-name="T27">c2</text:span><text:span text:style-name="T10">++;</text:span></text:p>
      <text:p text:style-name="P26"><text:tab/><text:tab/><text:tab/>}</text:p>
      <text:p text:style-name="P17"><text:span text:style-name="T10"><text:tab/><text:tab/><text:tab/></text:span><text:span text:style-name="T2">if</text:span><text:span text:style-name="T10">(</text:span><text:span text:style-name="T27">c1</text:span><text:span text:style-name="T10">==1)</text:span></text:p>
      <text:p text:style-name="P17"><text:span text:style-name="T10"><text:tab/><text:tab/><text:tab/><text:tab/></text:span><text:span text:style-name="T2">throw</text:span><text:span text:style-name="T10"> </text:span><text:span text:style-name="T2">new</text:span><text:span text:style-name="T10"> Exception(</text:span><text:span text:style-name="T42">"Upper Case Not Found"</text:span><text:span text:style-name="T10">);</text:span></text:p>
      <text:p text:style-name="P26"><text:tab/><text:tab/><text:tab/><text:tab/></text:p>
      <text:p text:style-name="P17"><text:span text:style-name="T10"><text:tab/><text:tab/><text:tab/></text:span><text:span text:style-name="T2">if</text:span><text:span text:style-name="T10">(</text:span><text:span text:style-name="T27">c2</text:span><text:span text:style-name="T10">==1)</text:span></text:p>
      <text:p text:style-name="P17"><text:span text:style-name="T10"><text:tab/><text:tab/><text:tab/><text:tab/></text:span><text:span text:style-name="T2">throw</text:span><text:span text:style-name="T10"> </text:span><text:span text:style-name="T2">new</text:span><text:span text:style-name="T10"> Exception(</text:span><text:span text:style-name="T42">"Digit Not Found"</text:span><text:span text:style-name="T10">);</text:span></text:p>
      <text:p text:style-name="P17"><text:span text:style-name="T10"><text:tab/><text:tab/><text:tab/></text:span><text:span text:style-name="T2">return</text:span><text:span text:style-name="T10"> </text:span><text:span text:style-name="T27">res</text:span><text:span text:style-name="T10">;</text:span></text:p>
      <text:p text:style-name="P26"><text:tab/><text:tab/>}</text:p>
      <text:p text:style-name="P11"><text:tab/>}</text:p>
      <text:p text:style-name="P11"/>
      <text:p text:style-name="P14"><text:span text:style-name="T12">9.</text:span><text:span text:style-name="T2">public</text:span><text:span text:style-name="T10"> </text:span><text:span text:style-name="T2">class</text:span><text:span text:style-name="T10"> UserCode </text:span></text:p>
      <text:p text:style-name="P26">{</text:p>
      <text:p text:style-name="P17"><text:span text:style-name="T10"><text:tab/></text:span><text:span text:style-name="T2">public</text:span><text:span text:style-name="T10"> </text:span><text:span text:style-name="T2">int</text:span><text:span text:style-name="T10"> countVow(String </text:span><text:span text:style-name="T27">str</text:span><text:span text:style-name="T10">) </text:span><text:span text:style-name="T2">throws</text:span><text:span text:style-name="T10"> Exception</text:span></text:p>
      <text:p text:style-name="P26"><text:tab/>{</text:p>
      <text:p text:style-name="P17"><text:span text:style-name="T10"><text:tab/><text:tab/></text:span><text:span text:style-name="T2">int</text:span><text:span text:style-name="T10"> </text:span><text:span text:style-name="T27">count</text:span><text:span text:style-name="T10"> = 0;</text:span></text:p>
      <text:p text:style-name="P17"><text:span text:style-name="T10"><text:tab/><text:tab/></text:span><text:span text:style-name="T34">/*</text:span></text:p>
      <text:p text:style-name="P28"><text:tab/><text:tab/> *WAP to accept a string and return the count of vowels in it.</text:p>
      <text:p text:style-name="P28"><text:tab/><text:tab/> *<text:tab/>If not vowels found in it ,raise an exception called VowelNotFoundException</text:p>
      <text:p text:style-name="P28"><text:tab/><text:tab/> * */</text:p>
      <text:p text:style-name="P26"><text:tab/><text:tab/><text:tab/> <text:s text:c="7"/></text:p>
      <text:p text:style-name="P17"><text:span text:style-name="T10"><text:tab/> <text:s text:c="7"/></text:span><text:span text:style-name="T2">for</text:span><text:span text:style-name="T10"> (</text:span><text:span text:style-name="T2">int</text:span><text:span text:style-name="T10"> </text:span><text:span text:style-name="T27">i</text:span><text:span text:style-name="T10"> = 0; </text:span><text:span text:style-name="T27">i</text:span><text:span text:style-name="T10"> &lt; </text:span><text:span text:style-name="T27">str</text:span><text:span text:style-name="T10">.length(); </text:span><text:span text:style-name="T27">i</text:span><text:span text:style-name="T10">++)</text:span></text:p>
      <text:p text:style-name="P26"><text:tab/> <text:s text:c="7"/>{</text:p>
      <text:p text:style-name="P17"><text:span text:style-name="T10"><text:tab/> <text:s text:c="11"/></text:span><text:span text:style-name="T2">if</text:span><text:span text:style-name="T10"> (</text:span><text:span text:style-name="T27">str</text:span><text:span text:style-name="T10">.charAt(</text:span><text:span text:style-name="T27">i</text:span><text:span text:style-name="T10">) == </text:span><text:span text:style-name="T42">'a'</text:span><text:span text:style-name="T10"> || </text:span><text:span text:style-name="T27">str</text:span><text:span text:style-name="T10">.charAt(</text:span><text:span text:style-name="T27">i</text:span><text:span text:style-name="T10">) == </text:span><text:span text:style-name="T42">'e'</text:span><text:span text:style-name="T10"> || </text:span><text:span text:style-name="T27">str</text:span><text:span text:style-name="T10">.charAt(</text:span><text:span text:style-name="T27">i</text:span><text:span text:style-name="T10">) == </text:span><text:span text:style-name="T42">'i'</text:span></text:p>
      <text:p text:style-name="P17"><text:span text:style-name="T10"><text:tab/> <text:s text:c="19"/>|| </text:span><text:span text:style-name="T27">str</text:span><text:span text:style-name="T10">.charAt(</text:span><text:span text:style-name="T27">i</text:span><text:span text:style-name="T10">) == </text:span><text:span text:style-name="T42">'o'</text:span><text:span text:style-name="T10"> || </text:span><text:span text:style-name="T27">str</text:span><text:span text:style-name="T10">.charAt(</text:span><text:span text:style-name="T27">i</text:span><text:span text:style-name="T10">) == </text:span><text:span text:style-name="T42">'u'</text:span><text:span text:style-name="T10">)</text:span></text:p>
      <text:p text:style-name="P26"><text:tab/> <text:s text:c="11"/>{</text:p>
      <text:p text:style-name="P17"><text:span text:style-name="T10"><text:tab/> <text:s text:c="15"/></text:span><text:span text:style-name="T27">count</text:span><text:span text:style-name="T10">++;</text:span></text:p>
      <text:p text:style-name="P26"><text:tab/> <text:s text:c="11"/>}</text:p>
      <text:p text:style-name="P26"><text:tab/> <text:s text:c="7"/>}</text:p>
      <text:p text:style-name="P26"><text:tab/><text:tab/></text:p>
      <text:p text:style-name="P17"><text:span text:style-name="T10"><text:tab/><text:tab/></text:span><text:span text:style-name="T2">if</text:span><text:span text:style-name="T10">(</text:span><text:span text:style-name="T27">count</text:span><text:span text:style-name="T10">==0)</text:span></text:p>
      <text:p text:style-name="P26"><text:tab/><text:tab/>{</text:p>
      <text:p text:style-name="P17"><text:span text:style-name="T10"><text:tab/><text:tab/><text:tab/></text:span><text:span text:style-name="T2">throw</text:span><text:span text:style-name="T10"> </text:span><text:span text:style-name="T2">new</text:span><text:span text:style-name="T10"> Exception(</text:span><text:span text:style-name="T42">"VowelNotFoundException"</text:span><text:span text:style-name="T10">);</text:span></text:p>
      <text:p text:style-name="P26"><text:soft-page-break/><text:tab/><text:tab/>}</text:p>
      <text:p text:style-name="P17"><text:span text:style-name="T10"><text:tab/><text:tab/><text:tab/></text:span><text:span text:style-name="T2">return</text:span><text:span text:style-name="T10"> </text:span><text:span text:style-name="T27">count</text:span><text:span text:style-name="T10">;</text:span></text:p>
      <text:p text:style-name="P26"><text:tab/>}</text:p>
      <text:p text:style-name="P26">}</text:p>
      <text:p text:style-name="P9"/>
      <text:p text:style-name="P9"/>
      <text:p text:style-name="P12">10.</text:p>
      <text:p text:style-name="P12"/>
      <text:p text:style-name="P12"><text:span text:style-name="T7">public</text:span> <text:span text:style-name="T7">class</text:span> UserCode </text:p>
      <text:p text:style-name="P26">{</text:p>
      <text:p text:style-name="P17"><text:span text:style-name="T10"><text:tab/></text:span><text:span text:style-name="T2">public</text:span><text:span text:style-name="T10"> </text:span><text:span text:style-name="T2">int</text:span><text:span text:style-name="T10"> convertToNumber(String </text:span><text:span text:style-name="T27">input</text:span><text:span text:style-name="T10">) </text:span><text:span text:style-name="T2">throws</text:span><text:span text:style-name="T10"> Exception</text:span></text:p>
      <text:p text:style-name="P26"><text:tab/>{</text:p>
      <text:p text:style-name="P17"><text:span text:style-name="T10"><text:tab/><text:tab/></text:span><text:span text:style-name="T2">int</text:span><text:span text:style-name="T10"> </text:span><text:span text:style-name="T27">num</text:span><text:span text:style-name="T10">=0;</text:span></text:p>
      <text:p text:style-name="P17"><text:span text:style-name="T10"><text:tab/><text:tab/></text:span><text:span text:style-name="T34">/*</text:span></text:p>
      <text:p text:style-name="P28"><text:tab/><text:tab/> * </text:p>
      <text:p text:style-name="P28"><text:tab/><text:tab/> *WAP to accept a string and convert it into number.</text:p>
      <text:p text:style-name="P28"><text:tab/><text:tab/> *<text:tab/>If the input string contains characters ,NumberFormatException will be raised handle it in </text:p>
      <text:p text:style-name="P28"><text:tab/><text:tab/> *catch block and re throw it with message "String Contain Numbers"</text:p>
      <text:p text:style-name="P28"><text:tab/><text:tab/> * */</text:p>
      <text:p text:style-name="P17"><text:span text:style-name="T10"><text:tab/></text:span><text:span text:style-name="T34">//<text:tab/></text:span></text:p>
      <text:p text:style-name="P17"><text:span text:style-name="T10"><text:tab/><text:tab/></text:span><text:span text:style-name="T2">try</text:span><text:span text:style-name="T10">{</text:span></text:p>
      <text:p text:style-name="P17"><text:span text:style-name="T10"><text:tab/><text:tab/><text:tab/></text:span><text:span text:style-name="T27">num</text:span><text:span text:style-name="T10">=Integer.</text:span><text:span text:style-name="T20">parseInt</text:span><text:span text:style-name="T10">(</text:span><text:span text:style-name="T27">input</text:span><text:span text:style-name="T10">);</text:span></text:p>
      <text:p text:style-name="P26"><text:tab/><text:tab/>}</text:p>
      <text:p text:style-name="P17"><text:span text:style-name="T10"><text:tab/><text:tab/></text:span><text:span text:style-name="T2">catch</text:span><text:span text:style-name="T10">(NumberFormatException </text:span><text:span text:style-name="T30">e</text:span><text:span text:style-name="T10">)</text:span></text:p>
      <text:p text:style-name="P26"><text:tab/><text:tab/>{</text:p>
      <text:p text:style-name="P17"><text:span text:style-name="T10"><text:tab/><text:tab/><text:tab/></text:span><text:span text:style-name="T2">throw</text:span><text:span text:style-name="T10"> </text:span><text:span text:style-name="T2">new</text:span><text:span text:style-name="T10"> NumberFormatException(</text:span><text:span text:style-name="T42">"String Contain Numbers"</text:span><text:span text:style-name="T10">);</text:span></text:p>
      <text:p text:style-name="P26"><text:tab/><text:tab/>}<text:tab/><text:tab/> <text:s text:c="6"/></text:p>
      <text:p text:style-name="P17"><text:span text:style-name="T10"><text:s text:c="5"/></text:span><text:span text:style-name="T2">return</text:span><text:span text:style-name="T10"> </text:span><text:span text:style-name="T27">num</text:span><text:span text:style-name="T10">;</text:span></text:p>
      <text:p text:style-name="P26">}</text:p>
      <text:p text:style-name="P26"><text:tab/>}</text:p>
      <text:p text:style-name="P12"/>
      <text:p text:style-name="P12"/>
      <text:p text:style-name="P12"/>
      <text:p text:style-name="P15"><text:span text:style-name="T13">12.</text:span><text:span text:style-name="T2">class</text:span><text:span text:style-name="T10"> </text:span><text:span text:style-name="T22">StringIndexOutOfBoundsException</text:span><text:span text:style-name="T10"> </text:span><text:span text:style-name="T2">extends</text:span><text:span text:style-name="T10"> Exception{</text:span></text:p>
      <text:p text:style-name="P17"><text:span text:style-name="T10"><text:tab/></text:span><text:span text:style-name="T2">public</text:span><text:span text:style-name="T10"> StringIndexOutOfBoundsException(String </text:span><text:span text:style-name="T27">message</text:span><text:span text:style-name="T10">)</text:span></text:p>
      <text:p text:style-name="P26"><text:tab/>{</text:p>
      <text:p text:style-name="P17"><text:span text:style-name="T10"><text:tab/><text:tab/></text:span><text:span text:style-name="T2">super</text:span><text:span text:style-name="T10">(</text:span><text:span text:style-name="T27">message</text:span><text:span text:style-name="T10">);</text:span></text:p>
      <text:p text:style-name="P26"><text:tab/>}</text:p>
      <text:p text:style-name="P26">}</text:p>
      <text:p text:style-name="P17"><text:span text:style-name="T2">public</text:span><text:span text:style-name="T10"> </text:span><text:span text:style-name="T2">class</text:span><text:span text:style-name="T10"> UserCode {</text:span></text:p>
      <text:p text:style-name="P26"><text:tab/></text:p>
      <text:p text:style-name="P17"><text:span text:style-name="T10"><text:tab/></text:span><text:span text:style-name="T2">public</text:span><text:span text:style-name="T10"> String checkEligibilty(String </text:span><text:span text:style-name="T27">data</text:span><text:span text:style-name="T10">)</text:span><text:span text:style-name="T2">throws</text:span><text:span text:style-name="T10"> StringIndexOutOfBoundsException{</text:span></text:p>
      <text:p text:style-name="P26"><text:s/></text:p>
      <text:p text:style-name="P26"><text:tab/><text:tab/></text:p>
      <text:p text:style-name="P17"><text:span text:style-name="T10"><text:tab/><text:tab/></text:span><text:span text:style-name="T34">//Write a program to check the substring(2,5) of a given word. </text:span></text:p>
      <text:p text:style-name="P17"><text:span text:style-name="T10"><text:tab/><text:tab/></text:span><text:span text:style-name="T34">//If it starts with “v” then throw StringIndexOutOfBoundsException.Else return the substring value.</text:span></text:p>
      <text:p text:style-name="P26"><text:tab/><text:tab/></text:p>
      <text:p text:style-name="P17"><text:span text:style-name="T10"><text:tab/><text:tab/>String </text:span><text:span text:style-name="T27">s</text:span><text:span text:style-name="T10">=</text:span><text:span text:style-name="T27">data</text:span><text:span text:style-name="T10">.substring(2,5);</text:span></text:p>
      <text:p text:style-name="P17"><text:span text:style-name="T10"><text:tab/><text:tab/></text:span><text:span text:style-name="T2">if</text:span><text:span text:style-name="T10">(</text:span><text:span text:style-name="T27">s</text:span><text:span text:style-name="T10">.startsWith(</text:span><text:span text:style-name="T42">"v"</text:span><text:span text:style-name="T10">))</text:span></text:p>
      <text:p text:style-name="P26"><text:tab/><text:tab/>{</text:p>
      <text:p text:style-name="P17"><text:span text:style-name="T10"><text:tab/><text:tab/><text:tab/></text:span><text:span text:style-name="T2">throw</text:span><text:span text:style-name="T10"> </text:span><text:span text:style-name="T2">new</text:span><text:span text:style-name="T10"> java.lang.StringIndexOutOfBoundsException();</text:span></text:p>
      <text:p text:style-name="P26"><text:tab/><text:tab/>}</text:p>
      <text:p text:style-name="P17"><text:span text:style-name="T10"><text:tab/><text:tab/></text:span><text:span text:style-name="T2">return</text:span><text:span text:style-name="T10"> </text:span><text:span text:style-name="T27">s</text:span><text:span text:style-name="T10">;</text:span></text:p>
      <text:p text:style-name="P26"><text:tab/> <text:s text:c="4"/>} </text:p>
      <text:p text:style-name="P26">}</text:p>
      <text:p text:style-name="P26"/>
      <text:p text:style-name="P19"><text:soft-page-break/><text:span text:style-name="T16">13.</text:span><text:span text:style-name="T2">class</text:span><text:span text:style-name="T10"> </text:span><text:span text:style-name="T22">DateException</text:span><text:span text:style-name="T10"> </text:span><text:span text:style-name="T2">extends</text:span><text:span text:style-name="T10"> Exception {</text:span></text:p>
      <text:p text:style-name="P17"><text:span text:style-name="T2">public</text:span><text:span text:style-name="T10"> DateException(String </text:span><text:span text:style-name="T27">msg</text:span><text:span text:style-name="T10">) {</text:span></text:p>
      <text:p text:style-name="P17"><text:span text:style-name="T10"><text:tab/><text:tab/></text:span><text:span text:style-name="T34">// </text:span><text:span text:style-name="T46">TODO</text:span><text:span text:style-name="T34"> Auto-generated constructor stub</text:span></text:p>
      <text:p text:style-name="P17"><text:span text:style-name="T10"><text:tab/></text:span><text:span text:style-name="T2">super</text:span><text:span text:style-name="T10">(</text:span><text:span text:style-name="T27">msg</text:span><text:span text:style-name="T10">);</text:span></text:p>
      <text:p text:style-name="P26"><text:tab/>}</text:p>
      <text:p text:style-name="P26">}</text:p>
      <text:p text:style-name="P22"/>
      <text:p text:style-name="P17"><text:span text:style-name="T2">public</text:span><text:span text:style-name="T10"> </text:span><text:span text:style-name="T2">class</text:span><text:span text:style-name="T10"> UserCode </text:span></text:p>
      <text:p text:style-name="P26">{</text:p>
      <text:p text:style-name="P17"><text:span text:style-name="T10"><text:tab/></text:span><text:span text:style-name="T2">public</text:span><text:span text:style-name="T10"> String dateCheck(</text:span><text:span text:style-name="T2">int</text:span><text:span text:style-name="T10"> </text:span><text:span text:style-name="T27">day</text:span><text:span text:style-name="T10">,</text:span><text:span text:style-name="T2">int</text:span><text:span text:style-name="T10"> </text:span><text:span text:style-name="T27">month</text:span><text:span text:style-name="T10">,</text:span><text:span text:style-name="T2">int</text:span><text:span text:style-name="T10"> </text:span><text:span text:style-name="T27">year</text:span><text:span text:style-name="T10">) </text:span><text:span text:style-name="T2">throws</text:span><text:span text:style-name="T10"> DateException</text:span></text:p>
      <text:p text:style-name="P26"><text:tab/>{</text:p>
      <text:p text:style-name="P17"><text:span text:style-name="T10"><text:tab/><text:tab/>String </text:span><text:span text:style-name="T31">res</text:span><text:span text:style-name="T10">=</text:span><text:span text:style-name="T42">""</text:span><text:span text:style-name="T10">;</text:span></text:p>
      <text:p text:style-name="P17"><text:span text:style-name="T10"><text:tab/><text:tab/></text:span><text:span text:style-name="T34">/*</text:span></text:p>
      <text:p text:style-name="P28"><text:tab/><text:tab/> * WAP to accept Day ,Month and Year and verify it.</text:p>
      <text:p text:style-name="P17"><text:span text:style-name="T34"><text:tab/><text:tab/> * If the Day is -</text:span><text:span text:style-name="T36">ve</text:span><text:span text:style-name="T34">, raise DateException with message "Negative Day"</text:span></text:p>
      <text:p text:style-name="P28"><text:tab/><text:tab/> * If the Day is 0 ,raise DateException with message "Invalid Day"</text:p>
      <text:p text:style-name="P28"><text:tab/><text:tab/> * If the Day is greater than 31 ,raise DateException with message "Day Limit Exceeded"</text:p>
      <text:p text:style-name="P28"><text:tab/><text:tab/> * Else return "Day is Valid".</text:p>
      <text:p text:style-name="P28"><text:tab/><text:tab/> * */</text:p>
      <text:p text:style-name="P17"><text:span text:style-name="T10"><text:tab/><text:tab/></text:span><text:span text:style-name="T2">if</text:span><text:span text:style-name="T10">(</text:span><text:span text:style-name="T27">day</text:span><text:span text:style-name="T10">&lt;0)</text:span></text:p>
      <text:p text:style-name="P26"><text:tab/><text:tab/>{</text:p>
      <text:p text:style-name="P17"><text:span text:style-name="T10"><text:tab/><text:tab/><text:tab/></text:span><text:span text:style-name="T2">throw</text:span><text:span text:style-name="T10"> </text:span><text:span text:style-name="T2">new</text:span><text:span text:style-name="T10"> DateException(</text:span><text:span text:style-name="T42">"Negative Day"</text:span><text:span text:style-name="T10">);</text:span></text:p>
      <text:p text:style-name="P26"><text:tab/><text:tab/>}</text:p>
      <text:p text:style-name="P17"><text:span text:style-name="T10"><text:tab/><text:tab/></text:span><text:span text:style-name="T2">if</text:span><text:span text:style-name="T10">(</text:span><text:span text:style-name="T27">day</text:span><text:span text:style-name="T10">==0)</text:span></text:p>
      <text:p text:style-name="P26"><text:tab/><text:tab/>{</text:p>
      <text:p text:style-name="P17"><text:span text:style-name="T10"><text:tab/><text:tab/><text:tab/></text:span><text:span text:style-name="T2">throw</text:span><text:span text:style-name="T10"> </text:span><text:span text:style-name="T2">new</text:span><text:span text:style-name="T10"> DateException(</text:span><text:span text:style-name="T42">"Invalid Day"</text:span><text:span text:style-name="T10">);</text:span></text:p>
      <text:p text:style-name="P26"><text:tab/><text:tab/>}</text:p>
      <text:p text:style-name="P17"><text:span text:style-name="T10"><text:tab/><text:tab/></text:span><text:span text:style-name="T2">if</text:span><text:span text:style-name="T10">(</text:span><text:span text:style-name="T27">day</text:span><text:span text:style-name="T10">&gt;31)</text:span></text:p>
      <text:p text:style-name="P26"><text:tab/><text:tab/>{</text:p>
      <text:p text:style-name="P17"><text:span text:style-name="T10"><text:tab/><text:tab/><text:tab/></text:span><text:span text:style-name="T2">throw</text:span><text:span text:style-name="T10"> </text:span><text:span text:style-name="T2">new</text:span><text:span text:style-name="T10"> DateException(</text:span><text:span text:style-name="T42">"Day Limit Exceeded"</text:span><text:span text:style-name="T10">);</text:span></text:p>
      <text:p text:style-name="P26"><text:tab/><text:tab/>}</text:p>
      <text:p text:style-name="P26"><text:tab/><text:tab/></text:p>
      <text:p text:style-name="P17"><text:span text:style-name="T10"><text:tab/><text:tab/></text:span><text:span text:style-name="T2">return</text:span><text:span text:style-name="T10"> </text:span><text:span text:style-name="T42">"Day is Valid"</text:span><text:span text:style-name="T10">;</text:span></text:p>
      <text:p text:style-name="P26"><text:tab/>}</text:p>
      <text:p text:style-name="P26">}</text:p>
      <text:p text:style-name="P22"/>
      <text:p text:style-name="P30"/>
      <text:p text:style-name="P13">14.</text:p>
      <text:p text:style-name="P13"><text:span text:style-name="T7">class</text:span> <text:span text:style-name="T47">DateException</text:span> <text:span text:style-name="T7">extends</text:span> Exception</text:p>
      <text:p text:style-name="P17"><text:span text:style-name="T10">{<text:tab/></text:span><text:span text:style-name="T2">public</text:span><text:span text:style-name="T10"> DateException (String </text:span><text:span text:style-name="T27">msg</text:span><text:span text:style-name="T10">){<text:tab/></text:span></text:p>
      <text:p text:style-name="P17"><text:span text:style-name="T10"><text:tab/><text:tab/></text:span><text:span text:style-name="T2">super</text:span><text:span text:style-name="T10">(</text:span><text:span text:style-name="T27">msg</text:span><text:span text:style-name="T10">);</text:span></text:p>
      <text:p text:style-name="P26"><text:tab/>}</text:p>
      <text:p text:style-name="P26">}</text:p>
      <text:p text:style-name="P17"><text:span text:style-name="T10"><text:tab/></text:span><text:span text:style-name="T2">public</text:span><text:span text:style-name="T10"> </text:span><text:span text:style-name="T2">class</text:span><text:span text:style-name="T10"> UserCode </text:span></text:p>
      <text:p text:style-name="P22"/>
      <text:p text:style-name="P26">{</text:p>
      <text:p text:style-name="P17"><text:span text:style-name="T10"><text:tab/></text:span><text:span text:style-name="T2">public</text:span><text:span text:style-name="T10"> String dateCheck(</text:span><text:span text:style-name="T2">int</text:span><text:span text:style-name="T10"> </text:span><text:span text:style-name="T27">day</text:span><text:span text:style-name="T10">,</text:span><text:span text:style-name="T2">int</text:span><text:span text:style-name="T10"> </text:span><text:span text:style-name="T27">month</text:span><text:span text:style-name="T10">,</text:span><text:span text:style-name="T2">int</text:span><text:span text:style-name="T10"> </text:span><text:span text:style-name="T27">year</text:span><text:span text:style-name="T10">) </text:span><text:span text:style-name="T2">throws</text:span><text:span text:style-name="T10"> DateException</text:span></text:p>
      <text:p text:style-name="P26"><text:tab/>{</text:p>
      <text:p text:style-name="P17"><text:span text:style-name="T10"><text:tab/><text:tab/>String </text:span><text:span text:style-name="T31">res</text:span><text:span text:style-name="T10">=</text:span><text:span text:style-name="T2">null</text:span><text:span text:style-name="T10">;</text:span></text:p>
      <text:p text:style-name="P17"><text:span text:style-name="T10"><text:tab/><text:tab/></text:span><text:span text:style-name="T34">/*</text:span></text:p>
      <text:p text:style-name="P28"><text:tab/><text:tab/> * WAP to accept Day ,Month and Year and verify it.</text:p>
      <text:p text:style-name="P17"><text:span text:style-name="T34"><text:tab/><text:tab/> * If the Month is -</text:span><text:span text:style-name="T36">ve</text:span><text:span text:style-name="T34">, raise DateException with message "Negative Month"</text:span></text:p>
      <text:p text:style-name="P28"><text:tab/><text:tab/> * If the Month is 0 ,raise DateException with message "Invalid Month"</text:p>
      <text:p text:style-name="P28"><text:tab/><text:tab/> * If the Month is greater than 12 ,raise DateException with message "Month Limit Exceeded"</text:p>
      <text:p text:style-name="P28"><text:tab/><text:tab/> * Else return "Month is Valid".</text:p>
      <text:p text:style-name="P28"><text:tab/><text:tab/> * */</text:p>
      <text:p text:style-name="P17"><text:soft-page-break/><text:span text:style-name="T10"><text:tab/><text:tab/></text:span><text:span text:style-name="T2">if</text:span><text:span text:style-name="T10">(</text:span><text:span text:style-name="T27">month</text:span><text:span text:style-name="T10">&lt;0)</text:span></text:p>
      <text:p text:style-name="P26"><text:tab/><text:tab/>{</text:p>
      <text:p text:style-name="P17"><text:span text:style-name="T10"><text:tab/><text:tab/><text:tab/></text:span><text:span text:style-name="T2">throw</text:span><text:span text:style-name="T10"> </text:span><text:span text:style-name="T2">new</text:span><text:span text:style-name="T10"> DateException(</text:span><text:span text:style-name="T42">"Negative Month"</text:span><text:span text:style-name="T10">);</text:span></text:p>
      <text:p text:style-name="P26"><text:tab/><text:tab/>}</text:p>
      <text:p text:style-name="P17"><text:span text:style-name="T10"><text:tab/><text:tab/></text:span><text:span text:style-name="T2">if</text:span><text:span text:style-name="T10">(</text:span><text:span text:style-name="T27">month</text:span><text:span text:style-name="T10">==0)</text:span></text:p>
      <text:p text:style-name="P26"><text:tab/><text:tab/>{</text:p>
      <text:p text:style-name="P17"><text:span text:style-name="T10"><text:tab/><text:tab/><text:tab/></text:span><text:span text:style-name="T2">throw</text:span><text:span text:style-name="T10"> </text:span><text:span text:style-name="T2">new</text:span><text:span text:style-name="T10"> DateException(</text:span><text:span text:style-name="T42">"Invalid Month"</text:span><text:span text:style-name="T10">);</text:span></text:p>
      <text:p text:style-name="P26"><text:tab/><text:tab/>}</text:p>
      <text:p text:style-name="P17"><text:span text:style-name="T10"><text:tab/><text:tab/></text:span><text:span text:style-name="T2">if</text:span><text:span text:style-name="T10">(</text:span><text:span text:style-name="T27">month</text:span><text:span text:style-name="T10">&gt;12)</text:span></text:p>
      <text:p text:style-name="P26"><text:tab/><text:tab/>{</text:p>
      <text:p text:style-name="P17"><text:span text:style-name="T10"><text:tab/><text:tab/><text:tab/></text:span><text:span text:style-name="T2">throw</text:span><text:span text:style-name="T10"> </text:span><text:span text:style-name="T2">new</text:span><text:span text:style-name="T10"> DateException(</text:span><text:span text:style-name="T42">"Month Limit Exceeded"</text:span><text:span text:style-name="T10">);</text:span></text:p>
      <text:p text:style-name="P26"><text:tab/><text:tab/>}</text:p>
      <text:p text:style-name="P17"><text:span text:style-name="T10"><text:tab/><text:tab/></text:span><text:span text:style-name="T2">return</text:span><text:span text:style-name="T10"> </text:span><text:span text:style-name="T42">"Month is Valid"</text:span><text:span text:style-name="T10">;<text:tab/></text:span></text:p>
      <text:p text:style-name="P26"><text:tab/>}</text:p>
      <text:p text:style-name="P26">}</text:p>
      <text:p text:style-name="P13"/>
      <text:p text:style-name="P13">15.</text:p>
      <text:p text:style-name="P13"><text:span text:style-name="T7">class</text:span> <text:span text:style-name="T47">DateException</text:span> <text:span text:style-name="T7">extends</text:span> Exception{</text:p>
      <text:p text:style-name="P17"><text:span text:style-name="T10"><text:tab/></text:span><text:span text:style-name="T2">public</text:span><text:span text:style-name="T10"> DateException(String </text:span><text:span text:style-name="T27">msg</text:span><text:span text:style-name="T10">){</text:span></text:p>
      <text:p text:style-name="P17"><text:span text:style-name="T10"><text:tab/><text:tab/></text:span><text:span text:style-name="T2">super</text:span><text:span text:style-name="T10">(</text:span><text:span text:style-name="T27">msg</text:span><text:span text:style-name="T10">);</text:span></text:p>
      <text:p text:style-name="P26"><text:tab/>}</text:p>
      <text:p text:style-name="P26">}</text:p>
      <text:p text:style-name="P22"/>
      <text:p text:style-name="P17"><text:span text:style-name="T2">public</text:span><text:span text:style-name="T10"> </text:span><text:span text:style-name="T2">class</text:span><text:span text:style-name="T10"> UserCode </text:span></text:p>
      <text:p text:style-name="P26">{</text:p>
      <text:p text:style-name="P17"><text:span text:style-name="T10"><text:tab/></text:span><text:span text:style-name="T2">public</text:span><text:span text:style-name="T10"> String dateCheck(</text:span><text:span text:style-name="T2">int</text:span><text:span text:style-name="T10"> </text:span><text:span text:style-name="T27">day</text:span><text:span text:style-name="T10">,</text:span><text:span text:style-name="T2">int</text:span><text:span text:style-name="T10"> </text:span><text:span text:style-name="T27">month</text:span><text:span text:style-name="T10">,</text:span><text:span text:style-name="T2">int</text:span><text:span text:style-name="T10"> </text:span><text:span text:style-name="T27">year</text:span><text:span text:style-name="T10">) </text:span><text:span text:style-name="T2">throws</text:span><text:span text:style-name="T10"> Exception</text:span></text:p>
      <text:p text:style-name="P26"><text:tab/>{</text:p>
      <text:p text:style-name="P17"><text:span text:style-name="T10"><text:tab/><text:tab/>String </text:span><text:span text:style-name="T31">res</text:span><text:span text:style-name="T10">=</text:span><text:span text:style-name="T2">null</text:span><text:span text:style-name="T10">;</text:span></text:p>
      <text:p text:style-name="P17"><text:span text:style-name="T10"><text:tab/><text:tab/></text:span><text:span text:style-name="T34">/*</text:span></text:p>
      <text:p text:style-name="P28"><text:tab/><text:tab/> * WAP to accept Day ,Month and Year and verify it.</text:p>
      <text:p text:style-name="P17"><text:span text:style-name="T34"><text:tab/><text:tab/> * If the Year is -</text:span><text:span text:style-name="T36">ve</text:span><text:span text:style-name="T34">, raise DateException with message "Negative Year"</text:span></text:p>
      <text:p text:style-name="P28"><text:tab/><text:tab/> * If the Year is 0 ,raise DateException with message "Invalid Year"</text:p>
      <text:p text:style-name="P28"><text:tab/><text:tab/> * If the Year is greater than 2017 ,raise DateException with message "Year Limit Exceeded"</text:p>
      <text:p text:style-name="P28"><text:tab/><text:tab/> * Else return "Year is Valid".</text:p>
      <text:p text:style-name="P28"><text:tab/><text:tab/> * */</text:p>
      <text:p text:style-name="P26"><text:tab/><text:tab/></text:p>
      <text:p text:style-name="P17"><text:span text:style-name="T10"><text:tab/><text:tab/><text:tab/><text:tab/></text:span><text:span text:style-name="T2">if</text:span><text:span text:style-name="T10">(</text:span><text:span text:style-name="T27">year</text:span><text:span text:style-name="T10">&lt;0)</text:span></text:p>
      <text:p text:style-name="P26"><text:tab/><text:tab/><text:tab/><text:tab/>{</text:p>
      <text:p text:style-name="P17"><text:span text:style-name="T10"><text:tab/><text:tab/><text:tab/><text:tab/><text:tab/></text:span><text:span text:style-name="T2">throw</text:span><text:span text:style-name="T10"> </text:span><text:span text:style-name="T2">new</text:span><text:span text:style-name="T10"> DateException(</text:span><text:span text:style-name="T42">"Negative Year"</text:span><text:span text:style-name="T10">);</text:span></text:p>
      <text:p text:style-name="P26"><text:tab/><text:tab/><text:tab/><text:tab/>}</text:p>
      <text:p text:style-name="P17"><text:span text:style-name="T10"><text:tab/><text:tab/><text:tab/><text:tab/></text:span><text:span text:style-name="T2">if</text:span><text:span text:style-name="T10">(</text:span><text:span text:style-name="T27">year</text:span><text:span text:style-name="T10">==0)</text:span></text:p>
      <text:p text:style-name="P26"><text:tab/><text:tab/><text:tab/><text:tab/>{</text:p>
      <text:p text:style-name="P17"><text:span text:style-name="T10"><text:tab/><text:tab/><text:tab/><text:tab/><text:tab/></text:span><text:span text:style-name="T2">throw</text:span><text:span text:style-name="T10"> </text:span><text:span text:style-name="T2">new</text:span><text:span text:style-name="T10"> DateException(</text:span><text:span text:style-name="T42">"Invalid Year"</text:span><text:span text:style-name="T10">);</text:span></text:p>
      <text:p text:style-name="P26"><text:tab/><text:tab/><text:tab/><text:tab/>}</text:p>
      <text:p text:style-name="P17"><text:span text:style-name="T10"><text:tab/><text:tab/><text:tab/><text:tab/></text:span><text:span text:style-name="T2">if</text:span><text:span text:style-name="T10">(</text:span><text:span text:style-name="T27">year</text:span><text:span text:style-name="T10">&gt;12)</text:span></text:p>
      <text:p text:style-name="P26"><text:tab/><text:tab/><text:tab/><text:tab/>{</text:p>
      <text:p text:style-name="P17"><text:span text:style-name="T10"><text:tab/><text:tab/><text:tab/><text:tab/><text:tab/></text:span><text:span text:style-name="T2">throw</text:span><text:span text:style-name="T10"> </text:span><text:span text:style-name="T2">new</text:span><text:span text:style-name="T10"> DateException(</text:span><text:span text:style-name="T42">"Year Limit Exceeded"</text:span><text:span text:style-name="T10">);</text:span></text:p>
      <text:p text:style-name="P26"><text:tab/><text:tab/><text:tab/><text:tab/>}</text:p>
      <text:p text:style-name="P17"><text:span text:style-name="T10"><text:tab/><text:tab/><text:tab/><text:tab/></text:span><text:span text:style-name="T2">return</text:span><text:span text:style-name="T10"> </text:span><text:span text:style-name="T42">"Year is Valid"</text:span><text:span text:style-name="T10">;<text:tab/></text:span></text:p>
      <text:p text:style-name="P26"><text:tab/><text:tab/><text:tab/>}</text:p>
      <text:p text:style-name="P26"><text:tab/><text:tab/>}</text:p>
      <text:p text:style-name="P13"/>
      <text:p text:style-name="P13"/>
      <text:p text:style-name="P16"><text:span text:style-name="T14">16.</text:span><text:span text:style-name="T2">class</text:span><text:span text:style-name="T10"> </text:span><text:span text:style-name="T22">DateException</text:span><text:span text:style-name="T10"> </text:span><text:span text:style-name="T2">extends</text:span><text:span text:style-name="T10"> Exception{</text:span></text:p>
      <text:p text:style-name="P17"><text:span text:style-name="T10"><text:tab/></text:span><text:span text:style-name="T2">public</text:span><text:span text:style-name="T10"> DateException (String </text:span><text:span text:style-name="T27">msg</text:span><text:span text:style-name="T10">){</text:span></text:p>
      <text:p text:style-name="P17"><text:span text:style-name="T10"><text:tab/><text:tab/></text:span><text:span text:style-name="T2">super</text:span><text:span text:style-name="T10">(</text:span><text:span text:style-name="T27">msg</text:span><text:span text:style-name="T10">);</text:span></text:p>
      <text:p text:style-name="P26"><text:tab/>}</text:p>
      <text:p text:style-name="P26"><text:soft-page-break/>}</text:p>
      <text:p text:style-name="P22"/>
      <text:p text:style-name="P17"><text:span text:style-name="T2">public</text:span><text:span text:style-name="T10"> </text:span><text:span text:style-name="T2">class</text:span><text:span text:style-name="T10"> UserCode </text:span></text:p>
      <text:p text:style-name="P26">{</text:p>
      <text:p text:style-name="P17"><text:span text:style-name="T10"><text:tab/></text:span><text:span text:style-name="T2">public</text:span><text:span text:style-name="T10"> </text:span><text:span text:style-name="T19">String</text:span><text:span text:style-name="T10"> dateCheck(</text:span><text:span text:style-name="T2">int</text:span><text:span text:style-name="T10"> </text:span><text:span text:style-name="T27">day</text:span><text:span text:style-name="T10">,</text:span><text:span text:style-name="T2">int</text:span><text:span text:style-name="T10"> </text:span><text:span text:style-name="T27">month</text:span><text:span text:style-name="T10">,</text:span><text:span text:style-name="T2">int</text:span><text:span text:style-name="T10"> </text:span><text:span text:style-name="T27">year</text:span><text:span text:style-name="T10">) </text:span><text:span text:style-name="T2">throws</text:span><text:span text:style-name="T10"> Exception</text:span></text:p>
      <text:p text:style-name="P26"><text:tab/>{</text:p>
      <text:p text:style-name="P17"><text:span text:style-name="T10"><text:tab/><text:tab/>String </text:span><text:span text:style-name="T31">res</text:span><text:span text:style-name="T10">=</text:span><text:span text:style-name="T2">null</text:span><text:span text:style-name="T10">;</text:span></text:p>
      <text:p text:style-name="P17"><text:span text:style-name="T10"><text:tab/><text:tab/></text:span><text:span text:style-name="T34">/*</text:span></text:p>
      <text:p text:style-name="P28"><text:tab/><text:tab/> * WAP to accept Day ,Month and Year and verify it.</text:p>
      <text:p text:style-name="P28"><text:tab/><text:tab/> * If the Day exceeds 31 / month exceeds 12 / Year exceeds 2020 raise an exception DateException</text:p>
      <text:p text:style-name="P28"><text:tab/><text:tab/> * with message "Invalid Date"</text:p>
      <text:p text:style-name="P28"><text:tab/><text:tab/> * If the year is a leap year and month passed is 2 ,then check for day,whether it exceeds 29 or not.</text:p>
      <text:p text:style-name="P28"><text:tab/><text:tab/> * If the day exceeds 29 raise DateException with message "Leap Year Day Error"</text:p>
      <text:p text:style-name="P28"><text:tab/><text:tab/> * else display "Valid Date".</text:p>
      <text:p text:style-name="P28"><text:tab/><text:tab/> * */</text:p>
      <text:p text:style-name="P17"><text:span text:style-name="T10"><text:tab/><text:tab/></text:span><text:span text:style-name="T2">if</text:span><text:span text:style-name="T10">(</text:span><text:span text:style-name="T27">day</text:span><text:span text:style-name="T10">&gt;31 || </text:span><text:span text:style-name="T27">month</text:span><text:span text:style-name="T10">&gt;12 || </text:span><text:span text:style-name="T27">year</text:span><text:span text:style-name="T10">&gt;2020)</text:span></text:p>
      <text:p text:style-name="P26"><text:tab/><text:tab/>{</text:p>
      <text:p text:style-name="P17"><text:span text:style-name="T10"><text:tab/><text:tab/><text:tab/></text:span><text:span text:style-name="T5">throw</text:span><text:span text:style-name="T10"> </text:span><text:span text:style-name="T2">new</text:span><text:span text:style-name="T10"> DateException(</text:span><text:span text:style-name="T42">"Invalid Date"</text:span><text:span text:style-name="T10">); </text:span></text:p>
      <text:p text:style-name="P26"><text:tab/><text:tab/>}</text:p>
      <text:p text:style-name="P17"><text:span text:style-name="T10"><text:tab/><text:tab/></text:span><text:span text:style-name="T2">if</text:span><text:span text:style-name="T10">(</text:span><text:span text:style-name="T27">year</text:span><text:span text:style-name="T10">%4==0)</text:span></text:p>
      <text:p text:style-name="P26"><text:tab/><text:tab/>{</text:p>
      <text:p text:style-name="P17"><text:span text:style-name="T10"><text:tab/><text:tab/><text:tab/></text:span><text:span text:style-name="T2">if</text:span><text:span text:style-name="T10">(</text:span><text:span text:style-name="T27">month</text:span><text:span text:style-name="T10"> ==2)</text:span></text:p>
      <text:p text:style-name="P26"><text:tab/><text:tab/><text:tab/>{</text:p>
      <text:p text:style-name="P17"><text:span text:style-name="T10"><text:tab/><text:tab/><text:tab/><text:tab/></text:span><text:span text:style-name="T2">if</text:span><text:span text:style-name="T10">(</text:span><text:span text:style-name="T27">day</text:span><text:span text:style-name="T10">&gt;29)</text:span></text:p>
      <text:p text:style-name="P26"><text:tab/><text:tab/><text:tab/><text:tab/>{</text:p>
      <text:p text:style-name="P17"><text:span text:style-name="T10"><text:tab/><text:tab/><text:tab/><text:tab/><text:tab/></text:span><text:span text:style-name="T5">throw</text:span><text:span text:style-name="T10"> </text:span><text:span text:style-name="T2">new</text:span><text:span text:style-name="T10"> DateException(</text:span><text:span text:style-name="T42">"Leap Year Day Error"</text:span><text:span text:style-name="T10">);</text:span></text:p>
      <text:p text:style-name="P26"><text:tab/><text:tab/><text:tab/><text:tab/>}</text:p>
      <text:p text:style-name="P26"><text:tab/><text:tab/><text:tab/>}</text:p>
      <text:p text:style-name="P26"><text:tab/><text:tab/>}</text:p>
      <text:p text:style-name="P17"><text:span text:style-name="T10"><text:tab/><text:tab/></text:span><text:span text:style-name="T5">return</text:span><text:span text:style-name="T19"> </text:span><text:span text:style-name="T44">"Valid Date"</text:span><text:span text:style-name="T19">;</text:span></text:p>
      <text:p text:style-name="P26"><text:tab/>}</text:p>
      <text:p text:style-name="P26">}</text:p>
      <text:p text:style-name="P32"/>
      <text:p text:style-name="P32"/>
      <text:p text:style-name="P33">17.</text:p>
      <text:p text:style-name="P33"><text:span text:style-name="T7">class</text:span> <text:span text:style-name="T47">MyException</text:span> <text:span text:style-name="T7">extends</text:span> Exception{</text:p>
      <text:p text:style-name="P17"><text:span text:style-name="T10"><text:tab/></text:span><text:span text:style-name="T2">public</text:span><text:span text:style-name="T10"> MyException (String </text:span><text:span text:style-name="T27">msg</text:span><text:span text:style-name="T10">){</text:span></text:p>
      <text:p text:style-name="P17"><text:span text:style-name="T10"><text:tab/><text:tab/></text:span><text:span text:style-name="T2">super</text:span><text:span text:style-name="T10">(</text:span><text:span text:style-name="T27">msg</text:span><text:span text:style-name="T10">);</text:span></text:p>
      <text:p text:style-name="P17"><text:span text:style-name="T10"><text:tab/>}</text:span></text:p>
      <text:p text:style-name="P17"><text:span text:style-name="T10">}</text:span></text:p>
      <text:p text:style-name="P17"><text:span text:style-name="T10"><text:tab/></text:span><text:span text:style-name="T2">public</text:span><text:span text:style-name="T10"> </text:span><text:span text:style-name="T2">class</text:span><text:span text:style-name="T10"> UserCode </text:span></text:p>
      <text:p text:style-name="P17"><text:span text:style-name="T10">{</text:span></text:p>
      <text:p text:style-name="P17"><text:span text:style-name="T10"><text:tab/></text:span><text:span text:style-name="T2">public</text:span><text:span text:style-name="T10"> </text:span><text:span text:style-name="T4">int</text:span><text:span text:style-name="T10"> findSum(</text:span><text:span text:style-name="T2">int</text:span><text:span text:style-name="T10"> </text:span><text:span text:style-name="T27">array</text:span><text:span text:style-name="T10">[]) </text:span><text:span text:style-name="T2">throws</text:span><text:span text:style-name="T10"> Exception</text:span></text:p>
      <text:p text:style-name="P17"><text:span text:style-name="T10"><text:tab/>{</text:span></text:p>
      <text:p text:style-name="P17"><text:span text:style-name="T10"><text:tab/><text:tab/></text:span><text:span text:style-name="T2">int</text:span><text:span text:style-name="T10"> </text:span><text:span text:style-name="T27">sum</text:span><text:span text:style-name="T10">=0;</text:span></text:p>
      <text:p text:style-name="P17"><text:span text:style-name="T10"><text:tab/><text:tab/></text:span><text:span text:style-name="T34">/*</text:span></text:p>
      <text:p text:style-name="P17"><text:span text:style-name="T34"><text:tab/><text:tab/> * WAP to find the sum of numbers passed as an array.</text:span></text:p>
      <text:p text:style-name="P17"><text:span text:style-name="T34"><text:tab/><text:tab/> * If the array contains -</text:span><text:span text:style-name="T36">ve</text:span><text:span text:style-name="T34"> numbers raise MyException with message "Array Have Negatives"</text:span></text:p>
      <text:p text:style-name="P17"><text:span text:style-name="T34"><text:tab/><text:tab/> * If the array contains 0s raise MyException with message "Array Have Zeros"</text:span></text:p>
      <text:p text:style-name="P17"><text:span text:style-name="T34"><text:tab/><text:tab/> * Else return the sum.</text:span></text:p>
      <text:p text:style-name="P17"><text:span text:style-name="T34"><text:tab/><text:tab/> * */</text:span><text:span text:style-name="T10"><text:tab/></text:span></text:p>
      <text:p text:style-name="P17"><text:span text:style-name="T10"><text:tab/><text:tab/></text:span><text:span text:style-name="T2">for</text:span><text:span text:style-name="T10">(</text:span><text:span text:style-name="T2">int</text:span><text:span text:style-name="T10"> </text:span><text:span text:style-name="T27">i</text:span><text:span text:style-name="T10">=0;</text:span><text:span text:style-name="T27">i</text:span><text:span text:style-name="T10">&lt;</text:span><text:span text:style-name="T27">array</text:span><text:span text:style-name="T10">.</text:span><text:span text:style-name="T39">length</text:span><text:span text:style-name="T10">;</text:span><text:span text:style-name="T27">i</text:span><text:span text:style-name="T10">++)</text:span></text:p>
      <text:p text:style-name="P17"><text:span text:style-name="T10"><text:tab/><text:tab/>{</text:span></text:p>
      <text:p text:style-name="P17"><text:span text:style-name="T10"><text:tab/><text:tab/><text:tab/></text:span><text:span text:style-name="T2">if</text:span><text:span text:style-name="T10">(</text:span><text:span text:style-name="T27">array</text:span><text:span text:style-name="T10">[</text:span><text:span text:style-name="T27">i</text:span><text:span text:style-name="T10">]&lt; 0)</text:span></text:p>
      <text:p text:style-name="P17"><text:soft-page-break/><text:span text:style-name="T10"><text:tab/><text:tab/></text:span></text:p>
      <text:p text:style-name="P17"><text:span text:style-name="T10"><text:tab/><text:tab/>{</text:span></text:p>
      <text:p text:style-name="P17"><text:span text:style-name="T10"><text:tab/><text:tab/><text:tab/></text:span><text:span text:style-name="T4">throw</text:span><text:span text:style-name="T10"> </text:span><text:span text:style-name="T2">new</text:span><text:span text:style-name="T10"> Exception(</text:span><text:span text:style-name="T42">"Array Have Negatives"</text:span><text:span text:style-name="T10">);</text:span></text:p>
      <text:p text:style-name="P17"><text:span text:style-name="T10"><text:tab/><text:tab/>}</text:span></text:p>
      <text:p text:style-name="P17"><text:span text:style-name="T10"><text:tab/><text:tab/></text:span><text:span text:style-name="T2">if</text:span><text:span text:style-name="T10">(</text:span><text:span text:style-name="T27">array</text:span><text:span text:style-name="T10">[</text:span><text:span text:style-name="T27">i</text:span><text:span text:style-name="T10">]==0)</text:span></text:p>
      <text:p text:style-name="P17"><text:span text:style-name="T10"><text:tab/><text:tab/>{</text:span></text:p>
      <text:p text:style-name="P17"><text:span text:style-name="T10"><text:tab/><text:tab/><text:tab/></text:span><text:span text:style-name="T4">throw</text:span><text:span text:style-name="T10"> </text:span><text:span text:style-name="T2">new</text:span><text:span text:style-name="T10"> Exception(</text:span><text:span text:style-name="T42">"Array Have Zeros"</text:span><text:span text:style-name="T10">);</text:span></text:p>
      <text:p text:style-name="P17"><text:span text:style-name="T10"><text:tab/><text:tab/>}</text:span></text:p>
      <text:p text:style-name="P17"><text:span text:style-name="T10"><text:tab/><text:tab/></text:span><text:span text:style-name="T27">sum</text:span><text:span text:style-name="T10">+=</text:span><text:span text:style-name="T27">array</text:span><text:span text:style-name="T10">[</text:span><text:span text:style-name="T27">i</text:span><text:span text:style-name="T10">];</text:span></text:p>
      <text:p text:style-name="P17"><text:span text:style-name="T10"><text:tab/><text:tab/>}</text:span></text:p>
      <text:p text:style-name="P17"><text:span text:style-name="T10"><text:tab/><text:tab/></text:span><text:span text:style-name="T4">return</text:span><text:span text:style-name="T18"> </text:span><text:span text:style-name="T29">sum</text:span><text:span text:style-name="T18">;</text:span></text:p>
      <text:p text:style-name="P17"><text:span text:style-name="T10"><text:tab/>}</text:span></text:p>
      <text:p text:style-name="P17"><text:span text:style-name="T10">}</text:span></text:p>
      <text:p text:style-name="P17"><text:span text:style-name="T10"/></text:p>
      <text:p text:style-name="P17"><text:span text:style-name="T10"/></text:p>
      <text:p text:style-name="P39"><text:span text:style-name="T10">18.</text:span></text:p>
      <text:p text:style-name="P39"><text:span text:style-name="T2">public</text:span><text:span text:style-name="T10"> </text:span><text:span text:style-name="T2">class</text:span><text:span text:style-name="T10"> UserCode </text:span></text:p>
      <text:p text:style-name="P17"><text:span text:style-name="T10">{</text:span></text:p>
      <text:p text:style-name="P17"><text:span text:style-name="T10"><text:tab/></text:span><text:span text:style-name="T2">public</text:span><text:span text:style-name="T10"> </text:span><text:span text:style-name="T2">int</text:span><text:span text:style-name="T10"> countVow(String </text:span><text:span text:style-name="T27">input</text:span><text:span text:style-name="T10">) </text:span><text:span text:style-name="T2">throws</text:span><text:span text:style-name="T10"> Exception</text:span></text:p>
      <text:p text:style-name="P17"><text:span text:style-name="T10"><text:tab/>{</text:span></text:p>
      <text:p text:style-name="P17"><text:span text:style-name="T10"><text:tab/><text:tab/></text:span><text:span text:style-name="T2">int</text:span><text:span text:style-name="T10"> </text:span><text:span text:style-name="T27">count</text:span><text:span text:style-name="T10">=0;</text:span></text:p>
      <text:p text:style-name="P17"><text:span text:style-name="T10"><text:tab/><text:tab/></text:span><text:span text:style-name="T34">/*</text:span></text:p>
      <text:p text:style-name="P17"><text:span text:style-name="T34"><text:tab/><text:tab/> *WAP to accept a string and find maximum repeated vowel count.</text:span></text:p>
      <text:p text:style-name="P17"><text:span text:style-name="T34"><text:tab/><text:tab/> *<text:tab/>If no vowels found in it ,raise an exception called VowelNotFoundException</text:span></text:p>
      <text:p text:style-name="P17"><text:span text:style-name="T34"><text:tab/><text:tab/> *sample: <text:s/></text:span><text:span text:style-name="T36">tomatto</text:span><text:span text:style-name="T34"> <text:s/>output : 2</text:span></text:p>
      <text:p text:style-name="P17"><text:span text:style-name="T34"><text:tab/><text:tab/> * */</text:span></text:p>
      <text:p text:style-name="P17"><text:span text:style-name="T10"><text:tab/><text:tab/></text:span><text:span text:style-name="T2">for</text:span><text:span text:style-name="T10">(</text:span><text:span text:style-name="T2">int</text:span><text:span text:style-name="T10"> </text:span><text:span text:style-name="T27">i</text:span><text:span text:style-name="T10">=0;</text:span><text:span text:style-name="T27">i</text:span><text:span text:style-name="T10">&lt;</text:span><text:span text:style-name="T27">input</text:span><text:span text:style-name="T10">.length();</text:span><text:span text:style-name="T27">i</text:span><text:span text:style-name="T10">++)</text:span></text:p>
      <text:p text:style-name="P17"><text:span text:style-name="T10"><text:tab/><text:tab/>{</text:span></text:p>
      <text:p text:style-name="P17"><text:span text:style-name="T10"><text:tab/><text:tab/><text:tab/></text:span><text:span text:style-name="T2">switch</text:span><text:span text:style-name="T10">(</text:span><text:span text:style-name="T27">input</text:span><text:span text:style-name="T10">.charAt(</text:span><text:span text:style-name="T27">i</text:span><text:span text:style-name="T10">))</text:span></text:p>
      <text:p text:style-name="P17"><text:span text:style-name="T10"><text:tab/><text:tab/><text:tab/>{</text:span></text:p>
      <text:p text:style-name="P17"><text:span text:style-name="T10"><text:tab/><text:tab/><text:tab/></text:span><text:span text:style-name="T2">case</text:span><text:span text:style-name="T10"> </text:span><text:span text:style-name="T42">'a'</text:span><text:span text:style-name="T10">:</text:span></text:p>
      <text:p text:style-name="P17"><text:span text:style-name="T10"><text:tab/><text:tab/><text:tab/></text:span><text:span text:style-name="T2">case</text:span><text:span text:style-name="T10"> </text:span><text:span text:style-name="T42">'A'</text:span><text:span text:style-name="T10">:</text:span></text:p>
      <text:p text:style-name="P17"><text:span text:style-name="T10"><text:tab/><text:tab/><text:tab/></text:span><text:span text:style-name="T2">case</text:span><text:span text:style-name="T10"> </text:span><text:span text:style-name="T42">'e'</text:span><text:span text:style-name="T10">:</text:span></text:p>
      <text:p text:style-name="P17"><text:span text:style-name="T10"><text:tab/><text:tab/><text:tab/></text:span><text:span text:style-name="T2">case</text:span><text:span text:style-name="T10"> </text:span><text:span text:style-name="T42">'E'</text:span><text:span text:style-name="T10">:</text:span></text:p>
      <text:p text:style-name="P17"><text:span text:style-name="T10"><text:tab/><text:tab/><text:tab/></text:span><text:span text:style-name="T2">case</text:span><text:span text:style-name="T10"> </text:span><text:span text:style-name="T42">'i'</text:span><text:span text:style-name="T10">:</text:span></text:p>
      <text:p text:style-name="P17"><text:span text:style-name="T10"><text:tab/><text:tab/><text:tab/></text:span><text:span text:style-name="T2">case</text:span><text:span text:style-name="T10"> </text:span><text:span text:style-name="T42">'I'</text:span><text:span text:style-name="T10">:</text:span></text:p>
      <text:p text:style-name="P17"><text:span text:style-name="T10"><text:tab/><text:tab/><text:tab/></text:span><text:span text:style-name="T2">case</text:span><text:span text:style-name="T10"> </text:span><text:span text:style-name="T42">'o'</text:span><text:span text:style-name="T10">:</text:span></text:p>
      <text:p text:style-name="P17"><text:span text:style-name="T10"><text:tab/><text:tab/><text:tab/></text:span><text:span text:style-name="T2">case</text:span><text:span text:style-name="T10"> </text:span><text:span text:style-name="T42">'O'</text:span><text:span text:style-name="T10">:</text:span></text:p>
      <text:p text:style-name="P17"><text:span text:style-name="T10"><text:tab/><text:tab/><text:tab/></text:span><text:span text:style-name="T2">case</text:span><text:span text:style-name="T10"> </text:span><text:span text:style-name="T42">'u'</text:span><text:span text:style-name="T10">:</text:span></text:p>
      <text:p text:style-name="P17"><text:span text:style-name="T10"><text:tab/><text:tab/><text:tab/></text:span><text:span text:style-name="T2">case</text:span><text:span text:style-name="T10"> </text:span><text:span text:style-name="T42">'U'</text:span><text:span text:style-name="T10">:</text:span></text:p>
      <text:p text:style-name="P17"><text:span text:style-name="T10"><text:tab/><text:tab/><text:tab/></text:span><text:span text:style-name="T27">count</text:span><text:span text:style-name="T10">++;</text:span></text:p>
      <text:p text:style-name="P17"><text:span text:style-name="T10"><text:tab/><text:tab/><text:tab/>}</text:span></text:p>
      <text:p text:style-name="P17"><text:span text:style-name="T10"><text:tab/><text:tab/><text:tab/></text:span><text:span text:style-name="T2">if</text:span><text:span text:style-name="T10">(</text:span><text:span text:style-name="T27">count</text:span><text:span text:style-name="T10">==0)</text:span></text:p>
      <text:p text:style-name="P17"><text:span text:style-name="T10"><text:tab/><text:tab/><text:tab/>{</text:span></text:p>
      <text:p text:style-name="P17"><text:span text:style-name="T10"><text:tab/><text:tab/><text:tab/><text:tab/></text:span><text:span text:style-name="T2">throw</text:span><text:span text:style-name="T10"> </text:span><text:span text:style-name="T2">new</text:span><text:span text:style-name="T10"> Exception();</text:span></text:p>
      <text:p text:style-name="P17"><text:span text:style-name="T10"><text:tab/><text:tab/><text:tab/>}</text:span></text:p>
      <text:p text:style-name="P17"><text:span text:style-name="T10"><text:tab/><text:tab/>}</text:span></text:p>
      <text:p text:style-name="P17"><text:span text:style-name="T10"><text:tab/><text:tab/></text:span><text:span text:style-name="T2">return</text:span><text:span text:style-name="T10"> </text:span><text:span text:style-name="T27">count</text:span><text:span text:style-name="T10">;</text:span></text:p>
      <text:p text:style-name="P17"><text:span text:style-name="T10"><text:tab/>}</text:span></text:p>
      <text:p text:style-name="P17"><text:span text:style-name="T10">}</text:span></text:p>
      <text:p text:style-name="P39"><text:span text:style-name="T10"/></text:p>
      <text:p text:style-name="P17"><text:span text:style-name="T10"/></text:p>
      <text:p text:style-name="P38"><text:span text:style-name="T10">19.</text:span></text:p>
      <text:p text:style-name="P38"><text:span text:style-name="T2">class</text:span><text:span text:style-name="T10"> </text:span><text:span text:style-name="T22">InvalidStringException</text:span><text:span text:style-name="T10"> </text:span><text:span text:style-name="T2">extends</text:span><text:span text:style-name="T10"> Exception{</text:span></text:p>
      <text:p text:style-name="P17"><text:span text:style-name="T10"><text:tab/></text:span><text:span text:style-name="T2">public</text:span><text:span text:style-name="T10"> InvalidStringException(String </text:span><text:span text:style-name="T27">msg</text:span><text:span text:style-name="T10">){</text:span></text:p>
      <text:p text:style-name="P17"><text:span text:style-name="T10"><text:tab/><text:tab/></text:span><text:span text:style-name="T2">super</text:span><text:span text:style-name="T10">(</text:span><text:span text:style-name="T27">msg</text:span><text:span text:style-name="T10">);</text:span></text:p>
      <text:p text:style-name="P17"><text:span text:style-name="T10"><text:tab/>}</text:span></text:p>
      <text:p text:style-name="P17"><text:soft-page-break/><text:span text:style-name="T10">}</text:span></text:p>
      <text:p text:style-name="P17"><text:span text:style-name="T2">public</text:span><text:span text:style-name="T10"> </text:span><text:span text:style-name="T2">class</text:span><text:span text:style-name="T10"> UserCode </text:span></text:p>
      <text:p text:style-name="P17"><text:span text:style-name="T10">{</text:span></text:p>
      <text:p text:style-name="P17"><text:span text:style-name="T10"><text:tab/></text:span><text:span text:style-name="T2">public</text:span><text:span text:style-name="T10"> String palindromeWord(String </text:span><text:span text:style-name="T27">input</text:span><text:span text:style-name="T10">) </text:span><text:span text:style-name="T2">throws</text:span><text:span text:style-name="T10"> Exception</text:span></text:p>
      <text:p text:style-name="P17"><text:span text:style-name="T10"><text:tab/>{</text:span></text:p>
      <text:p text:style-name="P17"><text:span text:style-name="T10"><text:tab/><text:tab/>String </text:span><text:span text:style-name="T31">res</text:span><text:span text:style-name="T10">=</text:span><text:span text:style-name="T42">""</text:span><text:span text:style-name="T10">;</text:span></text:p>
      <text:p text:style-name="P17"><text:span text:style-name="T10"><text:tab/><text:tab/></text:span><text:span text:style-name="T34">/*</text:span></text:p>
      <text:p text:style-name="P17"><text:span text:style-name="T34"><text:tab/><text:tab/> *WAP to accept a string and check for </text:span><text:span text:style-name="T36">pallindrome</text:span><text:span text:style-name="T34">.</text:span></text:p>
      <text:p text:style-name="P17"><text:span text:style-name="T34"><text:tab/><text:tab/> *If any digit found inside the string throw an Exception named InvalidStringException.</text:span></text:p>
      <text:p text:style-name="P17"><text:span text:style-name="T34"><text:tab/><text:tab/> *with message "Invalid String"</text:span></text:p>
      <text:p text:style-name="P17"><text:span text:style-name="T34"><text:tab/><text:tab/> *</text:span></text:p>
      <text:p text:style-name="P17"><text:span text:style-name="T34"><text:tab/><text:tab/> *If the string is a </text:span><text:span text:style-name="T36">pallindrome</text:span><text:span text:style-name="T34"> return "</text:span><text:span text:style-name="T36">Pallindrome</text:span><text:span text:style-name="T34">"</text:span></text:p>
      <text:p text:style-name="P17"><text:span text:style-name="T34"><text:tab/><text:tab/> *else "Not a </text:span><text:span text:style-name="T36">Pallindrome</text:span><text:span text:style-name="T34">"</text:span></text:p>
      <text:p text:style-name="P17"><text:span text:style-name="T34"><text:tab/><text:tab/> *</text:span></text:p>
      <text:p text:style-name="P17"><text:span text:style-name="T34"><text:tab/><text:tab/> * */</text:span></text:p>
      <text:p text:style-name="P17"><text:span text:style-name="T10"><text:tab/><text:tab/>StringBuilder </text:span><text:span text:style-name="T27">sb</text:span><text:span text:style-name="T10">=</text:span><text:span text:style-name="T2">new</text:span><text:span text:style-name="T10"> StringBuilder(</text:span><text:span text:style-name="T27">input</text:span><text:span text:style-name="T10">);</text:span></text:p>
      <text:p text:style-name="P17"><text:span text:style-name="T10"><text:tab/><text:tab/></text:span><text:span text:style-name="T2">for</text:span><text:span text:style-name="T10">(</text:span><text:span text:style-name="T2">int</text:span><text:span text:style-name="T10"> </text:span><text:span text:style-name="T27">i</text:span><text:span text:style-name="T10">=0;</text:span><text:span text:style-name="T27">i</text:span><text:span text:style-name="T10">&lt;</text:span><text:span text:style-name="T27">input</text:span><text:span text:style-name="T10">.length();</text:span><text:span text:style-name="T27">i</text:span><text:span text:style-name="T10">++)</text:span></text:p>
      <text:p text:style-name="P17"><text:span text:style-name="T10"><text:tab/><text:tab/>{</text:span></text:p>
      <text:p text:style-name="P17"><text:span text:style-name="T10"><text:tab/><text:tab/><text:tab/></text:span><text:span text:style-name="T2">char</text:span><text:span text:style-name="T10"> </text:span><text:span text:style-name="T27">c</text:span><text:span text:style-name="T10">=</text:span><text:span text:style-name="T27">input</text:span><text:span text:style-name="T10">.charAt(</text:span><text:span text:style-name="T27">i</text:span><text:span text:style-name="T10">);</text:span></text:p>
      <text:p text:style-name="P17"><text:span text:style-name="T10"><text:tab/><text:tab/></text:span><text:span text:style-name="T2">if</text:span><text:span text:style-name="T10">(Character.</text:span><text:span text:style-name="T20">isDigit</text:span><text:span text:style-name="T10">(</text:span><text:span text:style-name="T27">c</text:span><text:span text:style-name="T10">))</text:span></text:p>
      <text:p text:style-name="P17"><text:span text:style-name="T10"><text:tab/><text:tab/>{</text:span></text:p>
      <text:p text:style-name="P17"><text:span text:style-name="T10"><text:tab/><text:tab/> <text:tab/> <text:s/></text:span><text:span text:style-name="T2">throw</text:span><text:span text:style-name="T10"> </text:span><text:span text:style-name="T2">new</text:span><text:span text:style-name="T10"> Exception(</text:span><text:span text:style-name="T42">"Invalid String"</text:span><text:span text:style-name="T10">);</text:span></text:p>
      <text:p text:style-name="P17"><text:span text:style-name="T10"><text:tab/> <text:s text:c="5"/>}</text:span></text:p>
      <text:p text:style-name="P17"><text:span text:style-name="T10"><text:tab/>}</text:span></text:p>
      <text:p text:style-name="P17"><text:span text:style-name="T10"><text:tab/></text:span><text:span text:style-name="T27">sb</text:span><text:span text:style-name="T10">.reverse();</text:span></text:p>
      <text:p text:style-name="P17"><text:span text:style-name="T10"><text:tab/>String </text:span><text:span text:style-name="T27">rev</text:span><text:span text:style-name="T10">=</text:span><text:span text:style-name="T27">sb</text:span><text:span text:style-name="T10">.toString();</text:span></text:p>
      <text:p text:style-name="P17"><text:span text:style-name="T10"><text:tab/></text:span><text:span text:style-name="T2">if</text:span><text:span text:style-name="T10">(</text:span><text:span text:style-name="T27">input</text:span><text:span text:style-name="T10">.equals(</text:span><text:span text:style-name="T27">rev</text:span><text:span text:style-name="T10">)){</text:span></text:p>
      <text:p text:style-name="P17"><text:span text:style-name="T10"><text:tab/><text:tab/></text:span><text:span text:style-name="T2">return</text:span><text:span text:style-name="T10"> </text:span><text:span text:style-name="T42">"Pallindrome"</text:span><text:span text:style-name="T10">;</text:span></text:p>
      <text:p text:style-name="P17"><text:span text:style-name="T10"><text:tab/>}</text:span></text:p>
      <text:p text:style-name="P17"><text:span text:style-name="T10"><text:tab/></text:span><text:span text:style-name="T2">else</text:span></text:p>
      <text:p text:style-name="P17"><text:span text:style-name="T10"><text:tab/>{</text:span></text:p>
      <text:p text:style-name="P17"><text:span text:style-name="T10"><text:tab/><text:tab/></text:span><text:span text:style-name="T2">return</text:span><text:span text:style-name="T10"> </text:span><text:span text:style-name="T42">"Not a Pallindrome"</text:span><text:span text:style-name="T10">;</text:span></text:p>
      <text:p text:style-name="P17"><text:span text:style-name="T10"><text:tab/>}</text:span></text:p>
      <text:p text:style-name="P17"><text:span text:style-name="T10">}</text:span></text:p>
      <text:p text:style-name="P38"><text:span text:style-name="T10">}</text:span></text:p>
      <text:p text:style-name="P33"/>
      <text:p text:style-name="P33"/>
      <text:p text:style-name="P35"><text:span text:style-name="T15">21.</text:span><text:span text:style-name="T2">public</text:span><text:span text:style-name="T10"> </text:span><text:span text:style-name="T2">class</text:span><text:span text:style-name="T10"> UserCode {</text:span></text:p>
      <text:p text:style-name="P17"><text:span text:style-name="T10"><text:tab/></text:span><text:span text:style-name="T34">/*Try to convert the last name field to upper case and concatenate with </text:span><text:span text:style-name="T36">Firstname</text:span><text:span text:style-name="T34"> </text:span></text:p>
      <text:p text:style-name="P17"><text:span text:style-name="T34"><text:tab/> if we assign null values to any variable and access those variable,</text:span></text:p>
      <text:p text:style-name="P17"><text:span text:style-name="T34"><text:tab/>Handle the correct exception in try-catch block*/</text:span></text:p>
      <text:p text:style-name="P17"><text:span text:style-name="T10"><text:tab/></text:span><text:span text:style-name="T34">//Note : Perform String operation mentioned above and return String.</text:span></text:p>
      <text:p text:style-name="P17"><text:span text:style-name="T10"><text:tab/></text:span><text:span text:style-name="T2">public</text:span><text:span text:style-name="T10"> String check(String </text:span><text:span text:style-name="T27">fname</text:span><text:span text:style-name="T10">, String </text:span><text:span text:style-name="T27">lname</text:span><text:span text:style-name="T10">, </text:span><text:span text:style-name="T2">int</text:span><text:span text:style-name="T10"> </text:span><text:span text:style-name="T27">rollnum</text:span><text:span text:style-name="T10">) {</text:span></text:p>
      <text:p text:style-name="P17"><text:span text:style-name="T10"><text:tab/><text:tab/></text:span></text:p>
      <text:p text:style-name="P17"><text:span text:style-name="T10"><text:tab/><text:tab/>String </text:span><text:span text:style-name="T31">output</text:span><text:span text:style-name="T10">=</text:span><text:span text:style-name="T2">null</text:span><text:span text:style-name="T10">;</text:span></text:p>
      <text:p text:style-name="P17"><text:span text:style-name="T10"><text:tab/><text:tab/>String </text:span><text:span text:style-name="T27">s1</text:span><text:span text:style-name="T10">=</text:span><text:span text:style-name="T27">lname</text:span><text:span text:style-name="T10">.toUpperCase();</text:span></text:p>
      <text:p text:style-name="P17"><text:span text:style-name="T10"><text:tab/><text:tab/></text:span><text:span text:style-name="T2">try</text:span></text:p>
      <text:p text:style-name="P17"><text:span text:style-name="T10"><text:tab/><text:tab/>{</text:span></text:p>
      <text:p text:style-name="P17"><text:span text:style-name="T10"><text:tab/><text:tab/><text:tab/>String </text:span><text:span text:style-name="T31">s</text:span><text:span text:style-name="T10">=</text:span><text:span text:style-name="T27">s1</text:span><text:span text:style-name="T10">+</text:span><text:span text:style-name="T27">fname</text:span><text:span text:style-name="T10">;</text:span></text:p>
      <text:p text:style-name="P17"><text:span text:style-name="T10"><text:tab/><text:tab/>}</text:span></text:p>
      <text:p text:style-name="P17"><text:span text:style-name="T10"><text:tab/><text:tab/></text:span><text:span text:style-name="T2">catch</text:span><text:span text:style-name="T10">(Exception </text:span><text:span text:style-name="T27">e</text:span><text:span text:style-name="T10">)</text:span></text:p>
      <text:p text:style-name="P17"><text:span text:style-name="T10"><text:tab/><text:tab/>{</text:span></text:p>
      <text:p text:style-name="P17"><text:span text:style-name="T10"><text:tab/><text:tab/><text:tab/>System.</text:span><text:span text:style-name="T38">out</text:span><text:span text:style-name="T10">.println(</text:span><text:span text:style-name="T27">e</text:span><text:span text:style-name="T10">);</text:span></text:p>
      <text:p text:style-name="P17"><text:span text:style-name="T10"><text:tab/><text:tab/>}</text:span></text:p>
      <text:p text:style-name="P17"><text:span text:style-name="T10"><text:tab/><text:tab/></text:span><text:span text:style-name="T2">return</text:span><text:span text:style-name="T10"> </text:span><text:span text:style-name="T27">s1</text:span><text:span text:style-name="T10">+</text:span><text:span text:style-name="T27">fname</text:span><text:span text:style-name="T10">;</text:span></text:p>
      <text:p text:style-name="P17"><text:span text:style-name="T10"><text:tab/>}</text:span></text:p>
      <text:p text:style-name="P17"><text:span text:style-name="T10">}</text:span></text:p>
      <text:p text:style-name="P36"><text:soft-page-break/><text:span text:style-name="T25">23.</text:span></text:p>
      <text:p text:style-name="P17"><text:span text:style-name="T2">import</text:span><text:span text:style-name="T10"> </text:span><text:span text:style-name="T22">java.io.FileInputStream</text:span><text:span text:style-name="T10">;</text:span></text:p>
      <text:p text:style-name="P17"><text:span text:style-name="T2">public</text:span><text:span text:style-name="T10"> </text:span><text:span text:style-name="T2">class</text:span><text:span text:style-name="T10"> UserCode {</text:span></text:p>
      <text:p text:style-name="P17"><text:span text:style-name="T10"><text:tab/><text:tab/></text:span><text:span text:style-name="T2">public</text:span><text:span text:style-name="T10"> </text:span><text:span text:style-name="T2">static</text:span><text:span text:style-name="T10"> String extensionString(String </text:span><text:span text:style-name="T27">s1</text:span><text:span text:style-name="T10">) </text:span><text:span text:style-name="T2">throws</text:span><text:span text:style-name="T10"> Exception</text:span></text:p>
      <text:p text:style-name="P17"><text:span text:style-name="T10"><text:tab/><text:tab/>{</text:span></text:p>
      <text:p text:style-name="P17"><text:span text:style-name="T10"><text:tab/><text:tab/><text:tab/></text:span><text:span text:style-name="T34">/*</text:span></text:p>
      <text:p text:style-name="P17"><text:span text:style-name="T34"><text:tab/><text:tab/><text:tab/> * Write a program to find the extension of a given file name and return it</text:span></text:p>
      <text:p text:style-name="P17"><text:span text:style-name="T34"><text:tab/><text:tab/><text:tab/> <text:s/>if extension contain </text:span><text:span text:style-name="T36">jpeg</text:span><text:span text:style-name="T34">, return "</text:span><text:span text:style-name="T36">jpeg</text:span><text:span text:style-name="T34">", else,raise an exception called “ExtensionNotFoundException” with custom message "NotFileExtension" </text:span></text:p>
      <text:p text:style-name="P17"><text:span text:style-name="T34"><text:tab/><text:tab/><text:tab/> <text:s/>and string not contains "." throw "NoSuchElementException" with custom message "NotValidFormat".</text:span></text:p>
      <text:p text:style-name="P17"><text:span text:style-name="T34"><text:tab/><text:tab/><text:tab/> */</text:span></text:p>
      <text:p text:style-name="P17"><text:span text:style-name="T10"><text:tab/><text:tab/><text:tab/>String </text:span><text:span text:style-name="T31">s2</text:span><text:span text:style-name="T10">=</text:span><text:span text:style-name="T2">null</text:span><text:span text:style-name="T10">;</text:span></text:p>
      <text:p text:style-name="P17"><text:span text:style-name="T10"><text:tab/><text:tab/><text:tab/></text:span><text:span text:style-name="T2">if</text:span><text:span text:style-name="T10">(</text:span><text:span text:style-name="T27">s1</text:span><text:span text:style-name="T10">.contains(</text:span><text:span text:style-name="T42">"jpeg"</text:span><text:span text:style-name="T10">))</text:span></text:p>
      <text:p text:style-name="P17"><text:span text:style-name="T10"><text:tab/><text:tab/><text:tab/>{</text:span></text:p>
      <text:p text:style-name="P17"><text:span text:style-name="T10"><text:tab/><text:tab/><text:tab/><text:tab/></text:span><text:span text:style-name="T2">return</text:span><text:span text:style-name="T10"> </text:span><text:span text:style-name="T42">"jpeg"</text:span><text:span text:style-name="T10">;</text:span></text:p>
      <text:p text:style-name="P17"><text:span text:style-name="T10"><text:tab/><text:tab/><text:tab/>}</text:span></text:p>
      <text:p text:style-name="P17"><text:span text:style-name="T10"><text:tab/><text:tab/><text:tab/></text:span><text:span text:style-name="T2">if</text:span><text:span text:style-name="T10">(!</text:span><text:span text:style-name="T27">s1</text:span><text:span text:style-name="T10">.contains(</text:span><text:span text:style-name="T42">"."</text:span><text:span text:style-name="T10">))</text:span></text:p>
      <text:p text:style-name="P17"><text:span text:style-name="T10"><text:tab/><text:tab/><text:tab/>{</text:span></text:p>
      <text:p text:style-name="P17"><text:span text:style-name="T10"><text:tab/><text:tab/><text:tab/><text:tab/></text:span><text:span text:style-name="T2">throw</text:span><text:span text:style-name="T10"> </text:span><text:span text:style-name="T2">new</text:span><text:span text:style-name="T10"> Exception(</text:span><text:span text:style-name="T42">"NotValidFormat"</text:span><text:span text:style-name="T10">);</text:span></text:p>
      <text:p text:style-name="P17"><text:span text:style-name="T10"><text:tab/><text:tab/><text:tab/>}</text:span></text:p>
      <text:p text:style-name="P17"><text:span text:style-name="T10"><text:tab/><text:tab/><text:tab/></text:span><text:span text:style-name="T2">else</text:span></text:p>
      <text:p text:style-name="P17"><text:span text:style-name="T10"><text:tab/><text:tab/><text:tab/><text:tab/></text:span><text:span text:style-name="T2">throw</text:span><text:span text:style-name="T10"> </text:span><text:span text:style-name="T2">new</text:span><text:span text:style-name="T10"> Exception(</text:span><text:span text:style-name="T42">"NotFileExtension"</text:span><text:span text:style-name="T10">);</text:span></text:p>
      <text:p text:style-name="P17"><text:span text:style-name="T10"><text:tab/><text:tab/><text:tab/>}}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5M52S</meta:editing-duration>
    <meta:editing-cycles>15</meta:editing-cycles>
    <meta:generator>LibreOffice/5.1.5.2$Windows_X86_64 LibreOffice_project/7a864d8825610a8c07cfc3bc01dd4fce6a9447e5</meta:generator>
    <dc:date>2019-05-21T18:25:41.608000000</dc:date>
    <meta:document-statistic meta:table-count="0" meta:image-count="0" meta:object-count="0" meta:page-count="11" meta:paragraph-count="534" meta:word-count="1849" meta:character-count="12738" meta:non-whitespace-character-count="10196"/>
    <meta:user-defined meta:name="Info 1"/>
    <meta:user-defined meta:name="Info 2"/>
    <meta:user-defined meta:name="Info 3"/>
    <meta:user-defined meta:name="Info 4"/>
  </office:meta>
</office:document-meta>
</file>